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Courier" svg:font-family="Courier"/>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o3" style:family="table">
      <style:table-properties style:width="16.069cm" fo:margin-left="0.43cm" fo:margin-right="0.499cm" table:align="margins"/>
    </style:style>
    <style:style style:name="Tablo3.A" style:family="table-column">
      <style:table-column-properties style:column-width="16.069cm" style:rel-column-width="65535*"/>
    </style:style>
    <style:style style:name="Tablo3.A1" style:family="table-cell">
      <style:table-cell-properties fo:padding="0.097cm" fo:border="0.002cm solid #000000"/>
    </style:style>
    <style:style style:name="Tablo5" style:family="table">
      <style:table-properties style:width="16cm" table:align="left"/>
    </style:style>
    <style:style style:name="Tablo5.A" style:family="table-column">
      <style:table-column-properties style:column-width="16cm"/>
    </style:style>
    <style:style style:name="Tablo5.A1" style:family="table-cell">
      <style:table-cell-properties style:vertical-align="bottom" fo:padding="0.049cm" fo:border="none"/>
    </style:style>
    <style:style style:name="Tablo6" style:family="table">
      <style:table-properties style:width="15.018cm" table:align="left"/>
    </style:style>
    <style:style style:name="Tablo6.A" style:family="table-column">
      <style:table-column-properties style:column-width="0.919cm"/>
    </style:style>
    <style:style style:name="Tablo6.B" style:family="table-column">
      <style:table-column-properties style:column-width="1.66cm"/>
    </style:style>
    <style:style style:name="Tablo6.D" style:family="table-column">
      <style:table-column-properties style:column-width="1.501cm"/>
    </style:style>
    <style:style style:name="Tablo6.F" style:family="table-column">
      <style:table-column-properties style:column-width="0.469cm"/>
    </style:style>
    <style:style style:name="Tablo6.G" style:family="table-column">
      <style:table-column-properties style:column-width="0.734cm"/>
    </style:style>
    <style:style style:name="Tablo6.H" style:family="table-column">
      <style:table-column-properties style:column-width="1.104cm"/>
    </style:style>
    <style:style style:name="Tablo6.I" style:family="table-column">
      <style:table-column-properties style:column-width="5.311cm"/>
    </style:style>
    <style:style style:name="Tablo6.A1" style:family="table-cell">
      <style:table-cell-properties style:vertical-align="bottom" fo:padding="0.049cm" fo:border="none"/>
    </style:style>
    <style:style style:name="Tablo7" style:family="table">
      <style:table-properties style:width="16.649cm" table:align="left"/>
    </style:style>
    <style:style style:name="Tablo7.A" style:family="table-column">
      <style:table-column-properties style:column-width="0.919cm"/>
    </style:style>
    <style:style style:name="Tablo7.B" style:family="table-column">
      <style:table-column-properties style:column-width="2.044cm"/>
    </style:style>
    <style:style style:name="Tablo7.D" style:family="table-column">
      <style:table-column-properties style:column-width="1.748cm"/>
    </style:style>
    <style:style style:name="Tablo7.F" style:family="table-column">
      <style:table-column-properties style:column-width="1.155cm"/>
    </style:style>
    <style:style style:name="Tablo7.G" style:family="table-column">
      <style:table-column-properties style:column-width="0.734cm"/>
    </style:style>
    <style:style style:name="Tablo7.H" style:family="table-column">
      <style:table-column-properties style:column-width="1.845cm"/>
    </style:style>
    <style:style style:name="Tablo7.J" style:family="table-column">
      <style:table-column-properties style:column-width="2.071cm"/>
    </style:style>
    <style:style style:name="Tablo7.A1" style:family="table-cell">
      <style:table-cell-properties style:vertical-align="middle" fo:padding="0.049cm" fo:border="none"/>
    </style:style>
    <style:style style:name="Tablo7.A2" style:family="table-cell">
      <style:table-cell-properties style:vertical-align="bottom" fo:padding="0.049cm" fo:border="none"/>
    </style:style>
    <style:style style:name="Tablo8" style:family="table">
      <style:table-properties style:width="14.915cm" table:align="left"/>
    </style:style>
    <style:style style:name="Tablo8.A" style:family="table-column">
      <style:table-column-properties style:column-width="14.915cm"/>
    </style:style>
    <style:style style:name="Tablo8.A1" style:family="table-cell">
      <style:table-cell-properties style:vertical-align="bottom" fo:padding="0.049cm" fo:border="none"/>
    </style:style>
    <style:style style:name="Tablo9" style:family="table">
      <style:table-properties style:width="15.282cm" table:align="left"/>
    </style:style>
    <style:style style:name="Tablo9.A" style:family="table-column">
      <style:table-column-properties style:column-width="0.945cm"/>
    </style:style>
    <style:style style:name="Tablo9.B" style:family="table-column">
      <style:table-column-properties style:column-width="1.104cm"/>
    </style:style>
    <style:style style:name="Tablo9.D" style:family="table-column">
      <style:table-column-properties style:column-width="1.051cm"/>
    </style:style>
    <style:style style:name="Tablo9.G" style:family="table-column">
      <style:table-column-properties style:column-width="0.734cm"/>
    </style:style>
    <style:style style:name="Tablo9.H" style:family="table-column">
      <style:table-column-properties style:column-width="1.898cm"/>
    </style:style>
    <style:style style:name="Tablo9.I" style:family="table-column">
      <style:table-column-properties style:column-width="6.396cm"/>
    </style:style>
    <style:style style:name="Tablo9.A1" style:family="table-cell">
      <style:table-cell-properties style:vertical-align="bottom" fo:padding="0.049cm" fo:border="none"/>
    </style:style>
    <style:style style:name="Tablo10" style:family="table">
      <style:table-properties style:width="16.999cm" style:rel-width="100%" table:align="left"/>
    </style:style>
    <style:style style:name="Tablo10.A" style:family="table-column">
      <style:table-column-properties style:column-width="0.97cm" style:rel-column-width="3742*"/>
    </style:style>
    <style:style style:name="Tablo10.B" style:family="table-column">
      <style:table-column-properties style:column-width="2.099cm" style:rel-column-width="8092*"/>
    </style:style>
    <style:style style:name="Tablo10.D" style:family="table-column">
      <style:table-column-properties style:column-width="1.796cm" style:rel-column-width="6919*"/>
    </style:style>
    <style:style style:name="Tablo10.F" style:family="table-column">
      <style:table-column-properties style:column-width="1.034cm" style:rel-column-width="3986*"/>
    </style:style>
    <style:style style:name="Tablo10.G" style:family="table-column">
      <style:table-column-properties style:column-width="0.882cm" style:rel-column-width="3400*"/>
    </style:style>
    <style:style style:name="Tablo10.J" style:family="table-column">
      <style:table-column-properties style:column-width="2.125cm" style:rel-column-width="8197*"/>
    </style:style>
    <style:style style:name="Tablo10.A1" style:family="table-cell">
      <style:table-cell-properties style:vertical-align="middle" fo:padding="0.049cm" fo:border="none"/>
    </style:style>
    <style:style style:name="Tablo10.A2" style:family="table-cell">
      <style:table-cell-properties style:vertical-align="bottom" fo:padding="0.049cm" fo:border="none"/>
    </style:style>
    <style:style style:name="Tablo11" style:family="table">
      <style:table-properties style:width="15.425cm" table:align="left"/>
    </style:style>
    <style:style style:name="Tablo11.A" style:family="table-column">
      <style:table-column-properties style:column-width="15.425cm"/>
    </style:style>
    <style:style style:name="Tablo11.A1" style:family="table-cell">
      <style:table-cell-properties style:vertical-align="bottom" fo:padding="0.132cm" fo:border="none"/>
    </style:style>
    <style:style style:name="Tablo12" style:family="table">
      <style:table-properties style:width="15.372cm" table:align="left"/>
    </style:style>
    <style:style style:name="Tablo12.A" style:family="table-column">
      <style:table-column-properties style:column-width="1.244cm"/>
    </style:style>
    <style:style style:name="Tablo12.B" style:family="table-column">
      <style:table-column-properties style:column-width="1.058cm"/>
    </style:style>
    <style:style style:name="Tablo12.C" style:family="table-column">
      <style:table-column-properties style:column-width="6.244cm"/>
    </style:style>
    <style:style style:name="Tablo12.D" style:family="table-column">
      <style:table-column-properties style:column-width="6.826cm"/>
    </style:style>
    <style:style style:name="Tablo12.A1" style:family="table-cell">
      <style:table-cell-properties style:vertical-align="bottom" fo:padding="0.132cm" fo:border="none"/>
    </style:style>
    <style:style style:name="Tablo13" style:family="table">
      <style:table-properties style:width="15.64cm" table:align="left"/>
    </style:style>
    <style:style style:name="Tablo13.A" style:family="table-column">
      <style:table-column-properties style:column-width="1.085cm"/>
    </style:style>
    <style:style style:name="Tablo13.C" style:family="table-column">
      <style:table-column-properties style:column-width="2.275cm"/>
    </style:style>
    <style:style style:name="Tablo13.D" style:family="table-column">
      <style:table-column-properties style:column-width="2.21cm"/>
    </style:style>
    <style:style style:name="Tablo13.G" style:family="table-column">
      <style:table-column-properties style:column-width="2.328cm"/>
    </style:style>
    <style:style style:name="Tablo13.H" style:family="table-column">
      <style:table-column-properties style:column-width="2.237cm"/>
    </style:style>
    <style:style style:name="Tablo13.A1" style:family="table-cell">
      <style:table-cell-properties style:vertical-align="middle" fo:padding="0.132cm" fo:border="none"/>
    </style:style>
    <style:style style:name="Tablo13.A2" style:family="table-cell">
      <style:table-cell-properties style:vertical-align="bottom" fo:padding="0.132cm" fo:border="none"/>
    </style:style>
    <style:style style:name="Tablo14" style:family="table">
      <style:table-properties style:width="14.778cm" table:align="left"/>
    </style:style>
    <style:style style:name="Tablo14.A" style:family="table-column">
      <style:table-column-properties style:column-width="1.217cm"/>
    </style:style>
    <style:style style:name="Tablo14.B" style:family="table-column">
      <style:table-column-properties style:column-width="3.122cm"/>
    </style:style>
    <style:style style:name="Tablo14.C" style:family="table-column">
      <style:table-column-properties style:column-width="1.005cm"/>
    </style:style>
    <style:style style:name="Tablo14.D" style:family="table-column">
      <style:table-column-properties style:column-width="2.672cm"/>
    </style:style>
    <style:style style:name="Tablo14.E" style:family="table-column">
      <style:table-column-properties style:column-width="0.305cm"/>
    </style:style>
    <style:style style:name="Tablo14.F" style:family="table-column">
      <style:table-column-properties style:column-width="6.456cm"/>
    </style:style>
    <style:style style:name="Tablo14.A1" style:family="table-cell">
      <style:table-cell-properties style:vertical-align="bottom" fo:padding="0.132cm" fo:border="none"/>
    </style:style>
    <style:style style:name="Tablo15" style:family="table">
      <style:table-properties style:width="15.716cm" table:align="left"/>
    </style:style>
    <style:style style:name="Tablo15.A" style:family="table-column">
      <style:table-column-properties style:column-width="1.217cm"/>
    </style:style>
    <style:style style:name="Tablo15.B" style:family="table-column">
      <style:table-column-properties style:column-width="3.122cm"/>
    </style:style>
    <style:style style:name="Tablo15.C" style:family="table-column">
      <style:table-column-properties style:column-width="1.005cm"/>
    </style:style>
    <style:style style:name="Tablo15.D" style:family="table-column">
      <style:table-column-properties style:column-width="2.672cm"/>
    </style:style>
    <style:style style:name="Tablo15.E" style:family="table-column">
      <style:table-column-properties style:column-width="2.619cm"/>
    </style:style>
    <style:style style:name="Tablo15.G" style:family="table-column">
      <style:table-column-properties style:column-width="2.461cm"/>
    </style:style>
    <style:style style:name="Tablo15.A1" style:family="table-cell">
      <style:table-cell-properties style:vertical-align="middle" fo:padding="0.132cm" fo:border="none"/>
    </style:style>
    <style:style style:name="Tablo15.A2" style:family="table-cell">
      <style:table-cell-properties style:vertical-align="bottom" fo:padding="0.132cm" fo:border="none"/>
    </style:style>
    <style:style style:name="Tablo16" style:family="table">
      <style:table-properties style:width="15.028cm" table:align="left"/>
    </style:style>
    <style:style style:name="Tablo16.A" style:family="table-column">
      <style:table-column-properties style:column-width="1.217cm"/>
    </style:style>
    <style:style style:name="Tablo16.B" style:family="table-column">
      <style:table-column-properties style:column-width="3.598cm"/>
    </style:style>
    <style:style style:name="Tablo16.C" style:family="table-column">
      <style:table-column-properties style:column-width="2.672cm"/>
    </style:style>
    <style:style style:name="Tablo16.D" style:family="table-column">
      <style:table-column-properties style:column-width="2.619cm"/>
    </style:style>
    <style:style style:name="Tablo16.F" style:family="table-column">
      <style:table-column-properties style:column-width="2.302cm"/>
    </style:style>
    <style:style style:name="Tablo16.A1" style:family="table-cell">
      <style:table-cell-properties style:vertical-align="bottom" fo:padding="0.132cm" fo:border="none"/>
    </style:style>
    <style:style style:name="Tablo17" style:family="table">
      <style:table-properties style:width="18.494cm" table:align="left"/>
    </style:style>
    <style:style style:name="Tablo17.A" style:family="table-column">
      <style:table-column-properties style:column-width="18.494cm"/>
    </style:style>
    <style:style style:name="Tablo17.A1" style:family="table-cell">
      <style:table-cell-properties style:vertical-align="bottom" fo:padding="0.132cm" fo:border="none"/>
    </style:style>
    <style:style style:name="Tablo18" style:family="table">
      <style:table-properties style:width="18.494cm" table:align="left"/>
    </style:style>
    <style:style style:name="Tablo18.A" style:family="table-column">
      <style:table-column-properties style:column-width="1.244cm"/>
    </style:style>
    <style:style style:name="Tablo18.B" style:family="table-column">
      <style:table-column-properties style:column-width="1.535cm"/>
    </style:style>
    <style:style style:name="Tablo18.C" style:family="table-column">
      <style:table-column-properties style:column-width="7.832cm"/>
    </style:style>
    <style:style style:name="Tablo18.D" style:family="table-column">
      <style:table-column-properties style:column-width="7.885cm"/>
    </style:style>
    <style:style style:name="Tablo18.A1" style:family="table-cell">
      <style:table-cell-properties style:vertical-align="bottom" fo:padding="0.132cm" fo:border="none"/>
    </style:style>
    <style:style style:name="Tablo19" style:family="table">
      <style:table-properties style:width="16.986cm" table:align="left"/>
    </style:style>
    <style:style style:name="Tablo19.A" style:family="table-column">
      <style:table-column-properties style:column-width="1.032cm"/>
    </style:style>
    <style:style style:name="Tablo19.B" style:family="table-column">
      <style:table-column-properties style:column-width="1.323cm"/>
    </style:style>
    <style:style style:name="Tablo19.C" style:family="table-column">
      <style:table-column-properties style:column-width="2.434cm"/>
    </style:style>
    <style:style style:name="Tablo19.E" style:family="table-column">
      <style:table-column-properties style:column-width="2.328cm"/>
    </style:style>
    <style:style style:name="Tablo19.F" style:family="table-column">
      <style:table-column-properties style:column-width="2.54cm"/>
    </style:style>
    <style:style style:name="Tablo19.H" style:family="table-column">
      <style:table-column-properties style:column-width="2.461cm"/>
    </style:style>
    <style:style style:name="Tablo19.A1" style:family="table-cell">
      <style:table-cell-properties style:vertical-align="middle" fo:padding="0.132cm" fo:border="none"/>
    </style:style>
    <style:style style:name="Tablo19.A2" style:family="table-cell">
      <style:table-cell-properties style:vertical-align="bottom" fo:padding="0.132cm" fo:border="none"/>
    </style:style>
    <style:style style:name="Tablo20" style:family="table">
      <style:table-properties style:width="15.002cm" table:align="left"/>
    </style:style>
    <style:style style:name="Tablo20.A" style:family="table-column">
      <style:table-column-properties style:column-width="1.244cm"/>
    </style:style>
    <style:style style:name="Tablo20.B" style:family="table-column">
      <style:table-column-properties style:column-width="1.984cm"/>
    </style:style>
    <style:style style:name="Tablo20.C" style:family="table-column">
      <style:table-column-properties style:column-width="1.535cm"/>
    </style:style>
    <style:style style:name="Tablo20.D" style:family="table-column">
      <style:table-column-properties style:column-width="2.778cm"/>
    </style:style>
    <style:style style:name="Tablo20.E" style:family="table-column">
      <style:table-column-properties style:column-width="2.275cm"/>
    </style:style>
    <style:style style:name="Tablo20.F" style:family="table-column">
      <style:table-column-properties style:column-width="5.186cm"/>
    </style:style>
    <style:style style:name="Tablo20.A1" style:family="table-cell">
      <style:table-cell-properties style:vertical-align="bottom" fo:padding="0.132cm" fo:border="none"/>
    </style:style>
    <style:style style:name="Tablo21" style:family="table">
      <style:table-properties style:width="15.399cm" table:align="left"/>
    </style:style>
    <style:style style:name="Tablo21.A" style:family="table-column">
      <style:table-column-properties style:column-width="1.244cm"/>
    </style:style>
    <style:style style:name="Tablo21.B" style:family="table-column">
      <style:table-column-properties style:column-width="1.984cm"/>
    </style:style>
    <style:style style:name="Tablo21.C" style:family="table-column">
      <style:table-column-properties style:column-width="1.535cm"/>
    </style:style>
    <style:style style:name="Tablo21.D" style:family="table-column">
      <style:table-column-properties style:column-width="2.778cm"/>
    </style:style>
    <style:style style:name="Tablo21.E" style:family="table-column">
      <style:table-column-properties style:column-width="2.514cm"/>
    </style:style>
    <style:style style:name="Tablo21.F" style:family="table-column">
      <style:table-column-properties style:column-width="2.619cm"/>
    </style:style>
    <style:style style:name="Tablo21.G" style:family="table-column">
      <style:table-column-properties style:column-width="2.725cm"/>
    </style:style>
    <style:style style:name="Tablo21.A1" style:family="table-cell">
      <style:table-cell-properties style:vertical-align="middle" fo:padding="0.132cm" fo:border="none"/>
    </style:style>
    <style:style style:name="Tablo21.A2" style:family="table-cell">
      <style:table-cell-properties style:vertical-align="bottom" fo:padding="0.132cm" fo:border="none"/>
    </style:style>
    <style:style style:name="Tablo22" style:family="table">
      <style:table-properties style:width="15.081cm" table:align="left"/>
    </style:style>
    <style:style style:name="Tablo22.A" style:family="table-column">
      <style:table-column-properties style:column-width="1.508cm"/>
    </style:style>
    <style:style style:name="Tablo22.B" style:family="table-column">
      <style:table-column-properties style:column-width="4.299cm"/>
    </style:style>
    <style:style style:name="Tablo22.C" style:family="table-column">
      <style:table-column-properties style:column-width="3.272cm"/>
    </style:style>
    <style:style style:name="Tablo22.D" style:family="table-column">
      <style:table-column-properties style:column-width="3.143cm"/>
    </style:style>
    <style:style style:name="Tablo22.E" style:family="table-column">
      <style:table-column-properties style:column-width="2.859cm"/>
    </style:style>
    <style:style style:name="Tablo22.A1" style:family="table-cell">
      <style:table-cell-properties style:vertical-align="bottom" fo:padding="0.132cm" fo:border="none"/>
    </style:style>
    <style:style style:name="Tablo1" style:family="table">
      <style:table-properties style:width="16.999cm" table:align="margins"/>
    </style:style>
    <style:style style:name="Tablo1.A" style:family="table-column">
      <style:table-column-properties style:column-width="2.833cm" style:rel-column-width="10922*"/>
    </style:style>
    <style:style style:name="Tablo1.B" style:family="table-column">
      <style:table-column-properties style:column-width="2.833cm" style:rel-column-width="10923*"/>
    </style:style>
    <style:style style:name="Tablo1.A1" style:family="table-cell">
      <style:table-cell-properties fo:padding="0.097cm" fo:border-left="0.002cm solid #000000" fo:border-right="none" fo:border-top="0.002cm solid #000000" fo:border-bottom="0.002cm solid #000000"/>
    </style:style>
    <style:style style:name="Tablo1.F1" style:family="table-cell">
      <style:table-cell-properties fo:padding="0.097cm" fo:border="0.002cm solid #000000"/>
    </style:style>
    <style:style style:name="Tablo1.A2" style:family="table-cell" style:data-style-name="N0">
      <style:table-cell-properties fo:padding="0.097cm" fo:border-left="0.002cm solid #000000" fo:border-right="none" fo:border-top="none" fo:border-bottom="0.002cm solid #000000"/>
    </style:style>
    <style:style style:name="Tablo1.C2" style:family="table-cell">
      <style:table-cell-properties fo:padding="0.097cm" fo:border-left="0.002cm solid #000000" fo:border-right="none" fo:border-top="none" fo:border-bottom="0.002cm solid #000000"/>
    </style:style>
    <style:style style:name="Tablo1.F2" style:family="table-cell" style:data-style-name="N0">
      <style:table-cell-properties fo:padding="0.097cm" fo:border-left="0.002cm solid #000000" fo:border-right="0.002cm solid #000000" fo:border-top="none" fo:border-bottom="0.002cm solid #000000"/>
    </style:style>
    <style:style style:name="Tablo2" style:family="table">
      <style:table-properties style:width="16.999cm" table:align="margins"/>
    </style:style>
    <style:style style:name="Tablo2.A" style:family="table-column">
      <style:table-column-properties style:column-width="2.833cm" style:rel-column-width="10922*"/>
    </style:style>
    <style:style style:name="Tablo2.B" style:family="table-column">
      <style:table-column-properties style:column-width="2.833cm" style:rel-column-width="10923*"/>
    </style:style>
    <style:style style:name="Tablo2.A1" style:family="table-cell">
      <style:table-cell-properties fo:padding="0.097cm" fo:border-left="0.002cm solid #000000" fo:border-right="none" fo:border-top="0.002cm solid #000000" fo:border-bottom="0.002cm solid #000000"/>
    </style:style>
    <style:style style:name="Tablo2.F1" style:family="table-cell">
      <style:table-cell-properties fo:padding="0.097cm" fo:border="0.002cm solid #000000"/>
    </style:style>
    <style:style style:name="Tablo2.A2" style:family="table-cell" style:data-style-name="N0">
      <style:table-cell-properties fo:padding="0.097cm" fo:border-left="0.002cm solid #000000" fo:border-right="none" fo:border-top="none" fo:border-bottom="0.002cm solid #000000"/>
    </style:style>
    <style:style style:name="Tablo2.C2" style:family="table-cell">
      <style:table-cell-properties fo:padding="0.097cm" fo:border-left="0.002cm solid #000000" fo:border-right="none" fo:border-top="none" fo:border-bottom="0.002cm solid #000000"/>
    </style:style>
    <style:style style:name="Tablo2.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fo:font-size="12pt" style:text-underline-style="none" fo:font-weight="normal" style:font-size-asian="12pt" style:font-weight-asian="normal" style:font-weight-complex="normal"/>
    </style:style>
    <style:style style:name="P10" style:family="paragraph" style:parent-style-name="Standard">
      <style:text-properties fo:font-size="12pt" style:font-size-asian="12pt"/>
    </style:style>
    <style:style style:name="P11" style:family="paragraph" style:parent-style-name="Standard">
      <style:text-properties style:use-window-font-color="true" style:text-underline-style="none" fo:font-weight="normal" style:font-weight-asian="normal" style:font-weight-complex="normal"/>
    </style:style>
    <style:style style:name="P12" style:family="paragraph" style:parent-style-name="Standard">
      <style:paragraph-properties fo:text-align="start" style:justify-single-word="false"/>
      <style:text-properties style:use-window-font-color="true" style:text-underline-style="none" fo:font-weight="normal" style:font-weight-asian="normal" style:font-weight-complex="normal"/>
    </style:style>
    <style:style style:name="P13" style:family="paragraph" style:parent-style-name="Standard">
      <style:paragraph-properties fo:text-align="start" style:justify-single-word="false"/>
      <style:text-properties style:use-window-font-color="true" style:text-underline-style="solid" style:text-underline-width="auto" style:text-underline-color="font-color" fo:font-weight="bold" style:font-weight-asian="bold" style:font-weight-complex="bold"/>
    </style:style>
    <style:style style:name="P14" style:family="paragraph" style:parent-style-name="Standard">
      <style:text-properties fo:color="#dc2300"/>
    </style:style>
    <style:style style:name="P15" style:family="paragraph" style:parent-style-name="Standard">
      <style:text-properties fo:color="#dc2300" style:text-underline-style="none"/>
    </style:style>
    <style:style style:name="P16" style:family="paragraph" style:parent-style-name="Standard">
      <style:text-properties fo:color="#dc2300" style:text-underline-style="none"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ext_20_body">
      <style:paragraph-properties fo:margin-left="0cm" fo:margin-right="0cm" fo:margin-top="0cm" fo:margin-bottom="0cm" fo:line-height="115%" fo:text-align="justify" style:justify-single-word="false" fo:text-indent="1.235cm" style:auto-text-indent="false"/>
    </style:style>
    <style:style style:name="P20" style:family="paragraph" style:parent-style-name="Text_20_body">
      <style:paragraph-properties fo:margin-left="0cm" fo:margin-right="0cm" fo:margin-top="0cm" fo:margin-bottom="0cm" fo:text-align="justify" style:justify-single-word="false" fo:text-indent="1.235cm" style:auto-text-indent="false"/>
      <style:text-properties fo:color="#000066"/>
    </style:style>
    <style:style style:name="P21" style:family="paragraph" style:parent-style-name="Text_20_body">
      <style:paragraph-properties fo:margin-top="0cm" fo:margin-bottom="0cm" fo:line-height="100%"/>
    </style:style>
    <style:style style:name="P22" style:family="paragraph" style:parent-style-name="Table_20_Contents">
      <style:paragraph-properties fo:margin-top="0cm" fo:margin-bottom="0.499cm" fo:text-align="center" style:justify-single-word="false"/>
      <style:text-properties fo:color="#000066" style:font-name="Verdana" fo:font-size="7pt" fo:font-weight="bold"/>
    </style:style>
    <style:style style:name="P23" style:family="paragraph" style:parent-style-name="Table_20_Contents">
      <style:paragraph-properties fo:margin-top="0cm" fo:margin-bottom="0.499cm" fo:text-align="start" style:justify-single-word="false"/>
      <style:text-properties fo:color="#000066" style:font-name="Verdana" fo:font-size="7pt"/>
    </style:style>
    <style:style style:name="P24" style:family="paragraph" style:parent-style-name="Table_20_Contents">
      <style:paragraph-properties fo:margin-top="0cm" fo:margin-bottom="0.499cm" fo:text-align="center" style:justify-single-word="false"/>
      <style:text-properties fo:color="#000066" style:font-name="Verdana" fo:font-size="7pt"/>
    </style:style>
    <style:style style:name="P25" style:family="paragraph" style:parent-style-name="Table_20_Contents">
      <style:paragraph-properties fo:margin-top="0cm" fo:margin-bottom="0.499cm" fo:text-align="end" style:justify-single-word="false"/>
      <style:text-properties fo:color="#000066" style:font-name="Verdana" fo:font-size="7pt"/>
    </style:style>
    <style:style style:name="P26" style:family="paragraph" style:parent-style-name="Table_20_Contents">
      <style:paragraph-properties fo:margin-top="0cm" fo:margin-bottom="0.499cm" fo:text-align="start" style:justify-single-word="false"/>
      <style:text-properties fo:color="#000066"/>
    </style:style>
    <style:style style:name="P27" style:family="paragraph" style:parent-style-name="Table_20_Contents">
      <style:paragraph-properties fo:margin-top="0cm" fo:margin-bottom="0.499cm" fo:text-align="center" style:justify-single-word="false"/>
      <style:text-properties fo:color="#000066" style:font-name="Courier" fo:font-size="7pt" fo:font-weight="bold" style:font-size-asian="7pt" style:font-weight-asian="bold" style:font-size-complex="7pt" style:font-weight-complex="bold"/>
    </style:style>
    <style:style style:name="P28" style:family="paragraph" style:parent-style-name="Table_20_Contents">
      <style:paragraph-properties fo:margin-top="0cm" fo:margin-bottom="0.499cm" fo:text-align="start" style:justify-single-word="false"/>
      <style:text-properties fo:color="#000066" style:font-name="Courier" fo:font-size="7pt" fo:font-weight="bold" style:font-size-asian="7pt" style:font-weight-asian="bold" style:font-size-complex="7pt" style:font-weight-complex="bold"/>
    </style:style>
    <style:style style:name="P29" style:family="paragraph" style:parent-style-name="Table_20_Contents">
      <style:paragraph-properties fo:margin-top="0cm" fo:margin-bottom="0.499cm" fo:text-align="end" style:justify-single-word="false"/>
      <style:text-properties fo:color="#000066" style:font-name="Courier" fo:font-size="7pt" fo:font-weight="bold" style:font-size-asian="7pt" style:font-weight-asian="bold" style:font-size-complex="7pt" style:font-weight-complex="bold"/>
    </style:style>
    <style:style style:name="P30" style:family="paragraph" style:parent-style-name="Table_20_Contents">
      <style:paragraph-properties fo:margin-top="0cm" fo:margin-bottom="0.499cm" fo:text-align="start" style:justify-single-word="false"/>
      <style:text-properties fo:color="#000066" style:font-name="Courier" fo:font-size="7pt" fo:font-weight="bold" style:font-weight-asian="bold" style:font-weight-complex="bold"/>
    </style:style>
    <style:style style:name="P31" style:family="paragraph" style:parent-style-name="Table_20_Contents">
      <style:paragraph-properties fo:margin-top="0cm" fo:margin-bottom="0.499cm" fo:text-align="end" style:justify-single-word="false"/>
      <style:text-properties fo:color="#000066" style:font-name="Courier" fo:font-size="7pt" fo:font-weight="bold" style:font-weight-asian="bold" style:font-weight-complex="bold"/>
    </style:style>
    <style:style style:name="P32" style:family="paragraph" style:parent-style-name="Table_20_Contents">
      <style:paragraph-properties fo:margin-top="0cm" fo:margin-bottom="0.499cm" fo:text-align="end" style:justify-single-word="false"/>
      <style:text-properties fo:color="#000066" fo:font-size="7pt" fo:font-weight="bold" style:font-size-asian="7pt" style:font-weight-asian="bold" style:font-size-complex="7pt" style:font-weight-complex="bold"/>
    </style:style>
    <style:style style:name="P33" style:family="paragraph" style:parent-style-name="Table_20_Contents">
      <style:paragraph-properties fo:margin-top="0cm" fo:margin-bottom="0.499cm" fo:text-align="end" style:justify-single-word="false"/>
      <style:text-properties fo:color="#000066" fo:font-weight="bold" style:font-weight-asian="bold" style:font-weight-complex="bold"/>
    </style:style>
    <style:style style:name="P34" style:family="paragraph" style:parent-style-name="Table_20_Contents">
      <style:paragraph-properties fo:margin-top="0cm" fo:margin-bottom="0.499cm" fo:text-align="center" style:justify-single-word="false"/>
      <style:text-properties style:font-name="Arial"/>
    </style:style>
    <style:style style:name="P35" style:family="paragraph" style:parent-style-name="Table_20_Contents">
      <style:paragraph-properties fo:margin-top="0cm" fo:margin-bottom="0.499cm" fo:text-align="center" style:justify-single-word="false"/>
      <style:text-properties style:font-name="Arial" fo:font-size="7pt" fo:font-weight="bold" style:font-weight-asian="bold" style:font-weight-complex="bold"/>
    </style:style>
    <style:style style:name="P36" style:family="paragraph" style:parent-style-name="Table_20_Contents">
      <style:paragraph-properties fo:margin-top="0cm" fo:margin-bottom="0.499cm" fo:text-align="center" style:justify-single-word="false"/>
      <style:text-properties style:font-name="Arial" fo:font-size="7pt" fo:font-weight="bold" style:font-size-asian="7pt" style:font-weight-asian="bold" style:font-size-complex="7pt" style:font-weight-complex="bold"/>
    </style:style>
    <style:style style:name="P37" style:family="paragraph" style:parent-style-name="Table_20_Contents">
      <style:paragraph-properties fo:margin-top="0cm" fo:margin-bottom="0.499cm" fo:text-align="end" style:justify-single-word="false"/>
      <style:text-properties fo:font-size="7pt" fo:font-weight="bold" style:font-size-asian="7pt" style:font-weight-asian="bold" style:font-size-complex="7pt" style:font-weight-complex="bold"/>
    </style:style>
    <style:style style:name="P38" style:family="paragraph" style:parent-style-name="Table_20_Contents">
      <style:paragraph-properties fo:margin-top="0cm" fo:margin-bottom="0.499cm" fo:text-align="center" style:justify-single-word="false"/>
    </style:style>
    <style:style style:name="P39" style:family="paragraph" style:parent-style-name="Standard" style:list-style-name="L1">
      <style:text-properties fo:color="#dc2300" style:text-underline-style="none" fo:font-weight="normal" style:font-weight-asian="normal" style:font-weight-complex="normal"/>
    </style:style>
    <style:style style:name="P40" style:family="paragraph" style:parent-style-name="Standard">
      <style:paragraph-properties fo:text-align="start" style:justify-single-word="false"/>
      <style:text-properties style:text-underline-style="none" fo:font-weight="normal" style:font-weight-asian="normal" style:font-weight-complex="normal"/>
    </style:style>
    <style:style style:name="P41"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ize="12pt" style:font-size-asian="12pt"/>
    </style:style>
    <style:style style:name="T6" style:family="text">
      <style:text-properties fo:color="#ff0000" style:font-size-asian="10.5pt"/>
    </style:style>
    <style:style style:name="T7" style:family="text">
      <style:text-properties style:use-window-font-color="true" style:font-size-asian="10.5pt"/>
    </style:style>
    <style:style style:name="T8" style:family="text">
      <style:text-properties style:use-window-font-color="true" fo:font-weight="normal" style:font-weight-asian="normal" style:font-weight-complex="normal"/>
    </style:style>
    <style:style style:name="T9" style:family="text">
      <style:text-properties style:use-window-font-color="true" style:text-underline-style="none" fo:font-weight="normal" style:font-weight-asian="normal" style:font-weight-complex="normal"/>
    </style:style>
    <style:style style:name="T10" style:family="text">
      <style:text-properties fo:color="#dc2300"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color="#000066"/>
    </style:style>
    <style:style style:name="T13" style:family="text">
      <style:text-properties fo:color="#000066" style:font-name="Verdana" fo:font-size="7pt"/>
    </style:style>
    <style:style style:name="T14" style:family="text">
      <style:text-properties fo:color="#000066" style:font-name="Verdana" fo:font-size="7pt" style:text-underline-style="solid" style:text-underline-width="auto" style:text-underline-color="font-color" fo:font-weight="bold"/>
    </style:style>
    <style:style style:name="T15" style:family="text">
      <style:text-properties fo:color="#000066" style:font-name="Verdana" fo:font-size="7pt" fo:font-weight="bold"/>
    </style:style>
    <style:style style:name="T16" style:family="text">
      <style:text-properties fo:color="#000066" style:font-name="Arial"/>
    </style:style>
    <style:style style:name="T17" style:family="text">
      <style:text-properties fo:color="#000066" style:font-name="Courie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tab/><text:span text:style-name="T2">DEMİRBAŞ TAKİP PROGRAMI</text:span></text:p>
      <text:p text:style-name="P6"/>
      <text:p text:style-name="P6"/>
      <text:p text:style-name="P3"><text:span text:style-name="T4"><text:tab/></text:span><text:span text:style-name="T2">Demirbaş ( Sabit Kıymet ) Nedir ?</text:span></text:p>
      <text:p text:style-name="P5"><text:tab/></text:p>
      <text:p text:style-name="P4"><text:tab/>Bir işletmenin sahip olduğu, ticari amaçla kullanılmayan <text:s/>mal ve eşyalarının tamamına demirbaş denir.</text:p>
      <text:p text:style-name="P4"/>
      <text:p text:style-name="P1"><text:span text:style-name="T4"><text:tab/></text:span><text:span text:style-name="T2">Amortisman Nedir ?</text:span></text:p>
      <text:p text:style-name="P4"><text:tab/></text:p>
      <text:p text:style-name="P4"><text:tab/>Amortisman, malın eskimesi veya yıpranması nedeniyle malın değerinin her yıl belli oranlarda düşürülmesi demektir.</text:p>
      <text:p text:style-name="P4"/>
      <text:p text:style-name="P4"><text:tab/><text:span text:style-name="T2">Yeniden Değerleme Nedir ?</text:span></text:p>
      <text:p text:style-name="P4"><text:tab/></text:p>
      <text:p text:style-name="P4"><text:tab/>Enflasyonun etkisi ile sabit kıymetin değeri zamanla azalabilir. Yeniden değerleme, sabit kıymetlerin gerçek değerlerine yükseltilmesi işlemidir.Yeniden değerleme yapıldığında,sabit </text:p>
      <text:p text:style-name="P4">kıymetin yeni değeri üzerinden amortisman ayrılır. </text:p>
      <text:p text:style-name="P4"><text:tab/>Demirbaşlar,işletmeye alındıkları yıl yeniden değerleme işlemine tabi tutulamazlar.</text:p>
      <text:p text:style-name="P4">Yeniden değerleme oranı her demirbaşta sabittir.</text:p>
      <text:p text:style-name="P4"/>
      <text:p text:style-name="P4"/>
      <text:p text:style-name="P4"><text:s/></text:p>
      <table:table table:name="Tablo3" table:style-name="Tablo3">
        <table:table-column table:style-name="Tablo3.A"/>
        <table:table-row>
          <table:table-cell table:style-name="Tablo3.A1" office:value-type="string">
            <text:p text:style-name="P4"><text:span text:style-name="T6">Yeniden Değerleme <text:s text:c="2"/>= </text:span><text:span text:style-name="T7"><text:s/>Değerleme Öncesi Demirbaş Değeri x <text:s/>(1,00 + <text:s/>Değerleme Oranı )</text:span></text:p>
          </table:table-cell>
        </table:table-row>
      </table:table>
      <text:p text:style-name="P4"/>
      <text:p text:style-name="P4"/>
      <text:p text:style-name="P4"><text:tab/><text:span text:style-name="T5">Yeniden <text:s/>değerlendirilen <text:s/>iktisadi <text:s/>kıymetlerin, <text:s/>amortisman kayıtlarında aşağıda belirtilen şekilde gösterilmesi gerekmektedir: </text:span></text:p>
      <text:p text:style-name="P10"><text:tab/>1- İktisadi kıymetin cinsi. </text:p>
      <text:p text:style-name="P10"><text:tab/>2- Aktife giriş tarihi.</text:p>
      <text:p text:style-name="P10"><text:tab/>3- Aktife giriş değeri. </text:p>
      <text:p text:style-name="P10"><text:tab/>4- Amortisman oranı. </text:p>
      <text:p text:style-name="P10"><text:tab/>5- Birikmiş amortisman tutan. (ayrılmış sayılanlar dahil edilecek) </text:p>
      <text:p text:style-name="P10"><text:tab/>6- Yeniden değerlemeden önceki net bilanço aktif değeri. </text:p>
      <text:p text:style-name="P10"><text:tab/>7- Yeniden değerleme katsayısı. </text:p>
      <text:p text:style-name="P10"><text:tab/>8- İktisadi kıymetlerin yeniden değerlemeden sonra bulunacak değeri. </text:p>
      <text:p text:style-name="P10"><text:tab/>9- Birikmiş amortismanların yeniden değerlemeden sonraki değeri. </text:p>
      <text:p text:style-name="P10"><text:tab/>10- Yeniden değerlemeden sonraki net bilanço aktif değeri. </text:p>
      <text:p text:style-name="P9"><text:tab/>11- Değer artışı. </text:p>
      <text:p text:style-name="P4"><text:tab/></text:p>
      <text:p text:style-name="P5"><text:s text:c="4"/></text:p>
      <text:p text:style-name="P3"><text:span text:style-name="T4"><text:tab/></text:span><text:span text:style-name="T2">Amortisman Ayırma Yöntemleri Nelerdir ?</text:span></text:p>
      <text:p text:style-name="P5"><text:tab/></text:p>
      <text:p text:style-name="P5"><text:tab/>Amortisman ayırma yöntemi iki şekilde belirlenir.Tüm firmada aynı amortisman ayırma yöntemi kullanılır veya her demirbaş için farklı yöntemler kullanılabilir.</text:p>
      <text:p text:style-name="P5"><text:tab/>Amortisman ayırma yöntemi,tüm demirbaşlar için aynı ise demirbaş kartında amortisman yöntemi değiştirilemez.Fakat demirbaşa göre farklı yöntemlerle amortisman ayrılıyorsa demirbaş kartında belirtilmelidir.</text:p>
      <text:p text:style-name="P5"/>
      <text:p text:style-name="P5"/>
      <text:p text:style-name="P5"/>
      <text:p text:style-name="P5"><text:soft-page-break/><text:tab/></text:p>
      <text:p text:style-name="P5"><text:tab/><text:span text:style-name="T10">Normal Amortisman</text:span></text:p>
      <text:p text:style-name="P16"><text:tab/></text:p>
      <text:p text:style-name="P15"><text:span text:style-name="T8"><text:tab/>Sabit Kıymet için amortisman süresince eşit oranda (%20 yi aşmayacak şekilde)</text:span><text:span text:style-name="T11"><text:tab/></text:span><text:span text:style-name="T8">amortisman ayrılmasıdır.</text:span></text:p>
      <text:p text:style-name="P11"><text:tab/></text:p>
      <text:p text:style-name="P11"><text:tab/>Her yıl sabit kıymetin yeni değeri üzerinden amortisman ayrılır.</text:p>
      <text:p text:style-name="P16"/>
      <text:list xml:id="list2169737179" text:style-name="L1">
        <text:list-item>
          <text:p text:style-name="P39">Azalan Bakiyeler Usulüne Göre Amortisman</text:p>
        </text:list-item>
      </text:list>
      <text:p text:style-name="P16"/>
      <text:p text:style-name="P12"><text:tab/>Amortisman süresi normal amortisman oranlarına göre hesaplanır.Amortisman süresinin son yılına devreden değer o yıl tamamen yok edilir.</text:p>
      <text:p text:style-name="P12"><text:tab/>Hızlandırılmış amortisman oranı (%40 ı geçmemek üzere ) normal amortisman oranının </text:p>
      <text:p text:style-name="P12">iki katıdır.</text:p>
      <text:p text:style-name="P12"/>
      <text:p text:style-name="P12"><text:tab/>Sabit kıymetin değeri,yeniden değerleme oranı ile çarpılarak sabit kıymetin yeni değeri bulunur.</text:p>
      <text:p text:style-name="P12"/>
      <text:p text:style-name="P12"><text:tab/>Birikmiş Amortisman değeri yeniden değerleme oranı ile çarpılarak,birikmiş amortismanın yeni değeri bulunur.</text:p>
      <text:p text:style-name="P12"/>
      <text:p text:style-name="P12"><text:tab/>Sabit kıymetin yeni değerinden,birikmiş amortismanın yeni değeri çıkarılarak ,net değer bulunur.</text:p>
      <text:p text:style-name="P12"/>
      <text:p text:style-name="P12"><text:tab/>Net değerden amortisman oranının iki katı kadar , amortisman <text:s/>ayrılır.</text:p>
      <text:p text:style-name="P12"/>
      <text:p text:style-name="P12"><text:tab/>Ayrılan amortisman , birikmiş amortismanlara eklenir.</text:p>
      <text:p text:style-name="P12"/>
      <text:p text:style-name="P12"><text:tab/>Amortisman süresinin son yılında ,kalan net değerin hepsi amortisman olarak ayrılır ve sabit kıymetin değeri sıfırlanır.</text:p>
      <text:p text:style-name="P12"/>
      <text:list xml:id="list92822149" text:continue-numbering="true" text:style-name="L1">
        <text:list-item>
          <text:p text:style-name="P39">Fevkalade Amortisman</text:p>
        </text:list-item>
      </text:list>
      <text:p text:style-name="P16"/>
      <text:p text:style-name="P14"><text:span text:style-name="T4"><text:tab/></text:span><text:span text:style-name="T9">Yangın,sel,deprem gibi afetler neticesinde değerini kısmen veya tamamen kaybeden demirbaşlara uygulanır.</text:span></text:p>
      <text:p text:style-name="P11"><text:tab/>Fevkalede amortismanın uygulanabilmesi için maliye bakanlığına başvuruda bulunulması gerekir.Aksi takdirde fevkalade amortisman uygulanamaz.</text:p>
      <text:p text:style-name="P11"><text:tab/>Fevkalade amortisman oranı,maliye bakanlığı tarafından her işletme için ayrı oranlarda tespit edilir.İşletme tespit edilen bu orana göre amortisman ayırabilir.</text:p>
      <text:p text:style-name="P11"><text:tab/>Fevkalade amortismanın ayrıldığı yıl,normal amortisman ayrılmaz.</text:p>
      <text:p text:style-name="P11"/>
      <text:list xml:id="list1603658043" text:continue-numbering="true" text:style-name="L1">
        <text:list-item>
          <text:p text:style-name="P39">Kıst Amortisman</text:p>
        </text:list-item>
      </text:list>
      <text:p text:style-name="P16"><text:tab/></text:p>
      <text:p text:style-name="P14"><text:span text:style-name="T4"><text:tab/></text:span><text:span text:style-name="T9">İşletmelere ait binek otomobillerine,aktife girdikleri aydan itibaren kalan ay süresi kadar amortisman ayrılmasıdır.</text:span></text:p>
      <text:p text:style-name="P11"/>
      <text:p text:style-name="P11"><text:tab/>Amortisman ayrılmayan aylar içinse,amortisman süresinin son yılında binek otomobilin aktife girdiği yılın ayrılmamış olan amortismanıda son yılın amortismanına eklenir.</text:p>
      <text:p text:style-name="P11"/>
      <text:p text:style-name="P11"/>
      <text:p text:style-name="P11"/>
      <text:list xml:id="list1866694299" text:continue-numbering="true" text:style-name="L1">
        <text:list-item>
          <text:p text:style-name="P39">Madenlerde Amortisman</text:p>
        </text:list-item>
      </text:list>
      <text:p text:style-name="P16"><text:soft-page-break/></text:p>
      <text:p text:style-name="P14"><text:span text:style-name="T4"><text:tab/></text:span><text:span text:style-name="T9">Maddi değerini kaybeden madenlerin ve taş ocaklarının,maliye ve sanayi bakanlığına müracat üzerine,bu bakanlıklar tarafından her maden ve taş ocağına özel olarak belirlenen oranda amortisman ayrılmasıdır.</text:span></text:p>
      <text:p text:style-name="P13"/>
      <text:p text:style-name="P13"/>
      <text:p text:style-name="Standard"/>
      <text:p text:style-name="Standard"><text:tab/><text:span text:style-name="T13">Örneğin; tekstil imalatı ve ticareti ile uğraşan bir mükellef, 1998 yılında 1.000.000.000 TL değerle bir adet makine satın almıştır. Yeniden değerleme </text:span><text:span text:style-name="T14">yapılmadığı</text:span><text:span text:style-name="T16"> </text:span><text:span text:style-name="T13">varsayımıyla normal amortisman yöntemi ile azalan bakiyeler yöntemini karşılaştıralım. </text:span></text:p>
      <text:p text:style-name="P19"> </text:p>
      <table:table table:name="Tablo5" table:style-name="Tablo5">
        <table:table-column table:style-name="Tablo5.A"/>
        <table:table-row>
          <table:table-cell table:style-name="Tablo5.A1" office:value-type="string">
            <text:p text:style-name="P22">Normal Amortisman Yöntemine Göre Amortisman Ayırma </text:p>
          </table:table-cell>
        </table:table-row>
      </table:table>
      <table:table table:name="Tablo6" table:style-name="Tablo6">
        <table:table-column table:style-name="Tablo6.A"/>
        <table:table-column table:style-name="Tablo6.B" table:number-columns-repeated="2"/>
        <table:table-column table:style-name="Tablo6.D"/>
        <table:table-column table:style-name="Tablo6.B"/>
        <table:table-column table:style-name="Tablo6.F"/>
        <table:table-column table:style-name="Tablo6.G"/>
        <table:table-column table:style-name="Tablo6.H"/>
        <table:table-column table:style-name="Tablo6.I"/>
        <table:table-row>
          <table:table-cell table:style-name="Tablo6.A1" office:value-type="string">
            <text:p text:style-name="P18"/>
          </table:table-cell>
          <table:table-cell table:style-name="Tablo6.A1" office:value-type="string">
            <text:p text:style-name="P18"/>
          </table:table-cell>
          <table:table-cell table:style-name="Tablo6.A1" office:value-type="string">
            <text:p text:style-name="P18"/>
          </table:table-cell>
          <table:table-cell table:style-name="Tablo6.A1" office:value-type="string">
            <text:p text:style-name="P18"/>
          </table:table-cell>
          <table:table-cell table:style-name="Tablo6.A1" office:value-type="string">
            <text:p text:style-name="P18"/>
          </table:table-cell>
          <table:table-cell table:style-name="Tablo6.A1" office:value-type="string">
            <text:p text:style-name="P18"/>
          </table:table-cell>
          <table:table-cell table:style-name="Tablo6.A1" office:value-type="string">
            <text:p text:style-name="P18"/>
          </table:table-cell>
          <table:table-cell table:style-name="Tablo6.A1" office:value-type="string">
            <text:p text:style-name="P26"> </text:p>
          </table:table-cell>
          <table:table-cell table:style-name="Tablo6.A1" office:value-type="string">
            <text:p text:style-name="P34"><text:span text:style-name="T15">YIL SONU BİLANÇOSUNDAKİ</text:span><text:span text:style-name="T12"> </text:span></text:p>
          </table:table-cell>
        </table:table-row>
      </table:table>
      <table:table table:name="Tablo7" table:style-name="Tablo7">
        <table:table-column table:style-name="Tablo7.A"/>
        <table:table-column table:style-name="Tablo7.B" table:number-columns-repeated="2"/>
        <table:table-column table:style-name="Tablo7.D"/>
        <table:table-column table:style-name="Tablo7.B"/>
        <table:table-column table:style-name="Tablo7.F"/>
        <table:table-column table:style-name="Tablo7.G"/>
        <table:table-column table:style-name="Tablo7.H"/>
        <table:table-column table:style-name="Tablo7.B"/>
        <table:table-column table:style-name="Tablo7.J"/>
        <table:table-row>
          <table:table-cell table:style-name="Tablo7.A1" office:value-type="string">
            <text:p text:style-name="P27">YILI </text:p>
          </table:table-cell>
          <table:table-cell table:style-name="Tablo7.A1" office:value-type="string">
            <text:p text:style-name="P27">AKTİFE GİRİŞ DEĞERİ </text:p>
          </table:table-cell>
          <table:table-cell table:style-name="Tablo7.A1" office:value-type="string">
            <text:p text:style-name="P27">İKTİSADİ KIYMET </text:p>
          </table:table-cell>
          <table:table-cell table:style-name="Tablo7.A1" office:value-type="string">
            <text:p text:style-name="P27">BİRİKMİŞ AMORTİSMAN </text:p>
          </table:table-cell>
          <table:table-cell table:style-name="Tablo7.A1" office:value-type="string">
            <text:p text:style-name="P27">NET DEĞER </text:p>
          </table:table-cell>
          <table:table-cell table:style-name="Tablo7.A1" office:value-type="string">
            <text:p text:style-name="P27">A. YÖNTEMİ </text:p>
          </table:table-cell>
          <table:table-cell table:style-name="Tablo7.A1" office:value-type="string">
            <text:p text:style-name="P27">ORAN </text:p>
          </table:table-cell>
          <table:table-cell table:style-name="Tablo7.A1" office:value-type="string">
            <text:p text:style-name="P27">CARİ YIL AMORTİSMANI </text:p>
          </table:table-cell>
          <table:table-cell table:style-name="Tablo7.A1" office:value-type="string">
            <text:p text:style-name="P27">İKTİSADİ KIYMET </text:p>
          </table:table-cell>
          <table:table-cell table:style-name="Tablo7.A1" office:value-type="string">
            <text:p text:style-name="P27">BİRİKMİŞ AMORTİSMAN </text:p>
          </table:table-cell>
        </table:table-row>
        <table:table-row>
          <table:table-cell table:style-name="Tablo7.A2" office:value-type="string">
            <text:p text:style-name="P28">1998 </text:p>
          </table:table-cell>
          <table:table-cell table:style-name="Tablo7.A2" office:value-type="string">
            <text:p text:style-name="P29">1.000.000.000 </text:p>
          </table:table-cell>
          <table:table-cell table:style-name="Tablo7.A2" office:value-type="string">
            <text:p text:style-name="P29">1.000.000.000 </text:p>
          </table:table-cell>
          <table:table-cell table:style-name="Tablo7.A2" office:value-type="string">
            <text:p text:style-name="P29">0 </text:p>
          </table:table-cell>
          <table:table-cell table:style-name="Tablo7.A2" office:value-type="string">
            <text:p text:style-name="P29">1.000.000.000 </text:p>
          </table:table-cell>
          <table:table-cell table:style-name="Tablo7.A1" office:value-type="string">
            <text:p text:style-name="P27">NORMAL </text:p>
          </table:table-cell>
          <table:table-cell table:style-name="Tablo7.A2" office:value-type="string">
            <text:p text:style-name="P29">20 </text:p>
          </table:table-cell>
          <table:table-cell table:style-name="Tablo7.A2" office:value-type="string">
            <text:p text:style-name="P29">200.000.000 </text:p>
          </table:table-cell>
          <table:table-cell table:style-name="Tablo7.A2" office:value-type="string">
            <text:p text:style-name="P29">1.000.000.000 </text:p>
          </table:table-cell>
          <table:table-cell table:style-name="Tablo7.A2" office:value-type="string">
            <text:p text:style-name="P29">200.000.000 </text:p>
          </table:table-cell>
        </table:table-row>
        <table:table-row>
          <table:table-cell table:style-name="Tablo7.A2" office:value-type="string">
            <text:p text:style-name="P28">1999 </text:p>
          </table:table-cell>
          <table:table-cell table:style-name="Tablo7.A2" office:value-type="string">
            <text:p text:style-name="P29">1.000.000.000 </text:p>
          </table:table-cell>
          <table:table-cell table:style-name="Tablo7.A2" office:value-type="string">
            <text:p text:style-name="P29">1.000.000.000 </text:p>
          </table:table-cell>
          <table:table-cell table:style-name="Tablo7.A2" office:value-type="string">
            <text:p text:style-name="P29">200.000.000 </text:p>
          </table:table-cell>
          <table:table-cell table:style-name="Tablo7.A2" office:value-type="string">
            <text:p text:style-name="P29">800.000.000 </text:p>
          </table:table-cell>
          <table:table-cell table:style-name="Tablo7.A1" office:value-type="string">
            <text:p text:style-name="P32"> </text:p>
          </table:table-cell>
          <table:table-cell table:style-name="Tablo7.A2" office:value-type="string">
            <text:p text:style-name="P29">20 </text:p>
          </table:table-cell>
          <table:table-cell table:style-name="Tablo7.A2" office:value-type="string">
            <text:p text:style-name="P29">200.000.000 </text:p>
          </table:table-cell>
          <table:table-cell table:style-name="Tablo7.A2" office:value-type="string">
            <text:p text:style-name="P29">1.000.000.000 </text:p>
          </table:table-cell>
          <table:table-cell table:style-name="Tablo7.A2" office:value-type="string">
            <text:p text:style-name="P29">400.000.000 </text:p>
          </table:table-cell>
        </table:table-row>
        <table:table-row>
          <table:table-cell table:style-name="Tablo7.A2" office:value-type="string">
            <text:p text:style-name="P28">2000 </text:p>
          </table:table-cell>
          <table:table-cell table:style-name="Tablo7.A2" office:value-type="string">
            <text:p text:style-name="P29">1.000.000.000 </text:p>
          </table:table-cell>
          <table:table-cell table:style-name="Tablo7.A2" office:value-type="string">
            <text:p text:style-name="P29">1.000.000.000 </text:p>
          </table:table-cell>
          <table:table-cell table:style-name="Tablo7.A2" office:value-type="string">
            <text:p text:style-name="P29">400.000.000 </text:p>
          </table:table-cell>
          <table:table-cell table:style-name="Tablo7.A2" office:value-type="string">
            <text:p text:style-name="P29">600.000.000 </text:p>
          </table:table-cell>
          <table:table-cell table:style-name="Tablo7.A1" office:value-type="string">
            <text:p text:style-name="P32"> </text:p>
          </table:table-cell>
          <table:table-cell table:style-name="Tablo7.A2" office:value-type="string">
            <text:p text:style-name="P29">20 </text:p>
          </table:table-cell>
          <table:table-cell table:style-name="Tablo7.A2" office:value-type="string">
            <text:p text:style-name="P29">200.000.000 </text:p>
          </table:table-cell>
          <table:table-cell table:style-name="Tablo7.A2" office:value-type="string">
            <text:p text:style-name="P29">1.000.000.000 </text:p>
          </table:table-cell>
          <table:table-cell table:style-name="Tablo7.A2" office:value-type="string">
            <text:p text:style-name="P29">600.000.000 </text:p>
          </table:table-cell>
        </table:table-row>
        <table:table-row>
          <table:table-cell table:style-name="Tablo7.A2" office:value-type="string">
            <text:p text:style-name="P28">2001 </text:p>
          </table:table-cell>
          <table:table-cell table:style-name="Tablo7.A2" office:value-type="string">
            <text:p text:style-name="P29">1.000.000.000 </text:p>
          </table:table-cell>
          <table:table-cell table:style-name="Tablo7.A2" office:value-type="string">
            <text:p text:style-name="P29">1.000.000.000 </text:p>
          </table:table-cell>
          <table:table-cell table:style-name="Tablo7.A2" office:value-type="string">
            <text:p text:style-name="P29">600.000.000 </text:p>
          </table:table-cell>
          <table:table-cell table:style-name="Tablo7.A2" office:value-type="string">
            <text:p text:style-name="P29">400.000.000 </text:p>
          </table:table-cell>
          <table:table-cell table:style-name="Tablo7.A1" office:value-type="string">
            <text:p text:style-name="P32"> </text:p>
          </table:table-cell>
          <table:table-cell table:style-name="Tablo7.A2" office:value-type="string">
            <text:p text:style-name="P29">20 </text:p>
          </table:table-cell>
          <table:table-cell table:style-name="Tablo7.A2" office:value-type="string">
            <text:p text:style-name="P29">200.000.000 </text:p>
          </table:table-cell>
          <table:table-cell table:style-name="Tablo7.A2" office:value-type="string">
            <text:p text:style-name="P29">1.000.000.000 </text:p>
          </table:table-cell>
          <table:table-cell table:style-name="Tablo7.A2" office:value-type="string">
            <text:p text:style-name="P29">800.000.000 </text:p>
          </table:table-cell>
        </table:table-row>
        <table:table-row>
          <table:table-cell table:style-name="Tablo7.A2" office:value-type="string">
            <text:p text:style-name="P28">2002 </text:p>
          </table:table-cell>
          <table:table-cell table:style-name="Tablo7.A2" office:value-type="string">
            <text:p text:style-name="P29">1.000.000.000 </text:p>
          </table:table-cell>
          <table:table-cell table:style-name="Tablo7.A2" office:value-type="string">
            <text:p text:style-name="P29">1.000.000.000 </text:p>
          </table:table-cell>
          <table:table-cell table:style-name="Tablo7.A2" office:value-type="string">
            <text:p text:style-name="P29">800.000.000 </text:p>
          </table:table-cell>
          <table:table-cell table:style-name="Tablo7.A2" office:value-type="string">
            <text:p text:style-name="P29">200.000.000 </text:p>
          </table:table-cell>
          <table:table-cell table:style-name="Tablo7.A1" office:value-type="string">
            <text:p text:style-name="P32"> </text:p>
          </table:table-cell>
          <table:table-cell table:style-name="Tablo7.A2" office:value-type="string">
            <text:p text:style-name="P29">20 </text:p>
          </table:table-cell>
          <table:table-cell table:style-name="Tablo7.A2" office:value-type="string">
            <text:p text:style-name="P29">200.000.000 </text:p>
          </table:table-cell>
          <table:table-cell table:style-name="Tablo7.A2" office:value-type="string">
            <text:p text:style-name="P29">1.000.000.000 </text:p>
          </table:table-cell>
          <table:table-cell table:style-name="Tablo7.A2" office:value-type="string">
            <text:p text:style-name="P29">1.000.000.000 </text:p>
          </table:table-cell>
        </table:table-row>
      </table:table>
      <text:p text:style-name="P21"> </text:p>
      <table:table table:name="Tablo8" table:style-name="Tablo8">
        <table:table-column table:style-name="Tablo8.A"/>
        <table:table-row>
          <table:table-cell table:style-name="Tablo8.A1" office:value-type="string">
            <text:p text:style-name="P34"><text:span text:style-name="T15">Azalan Bakiyeler Yöntemine Göre Amortisman Ayırma</text:span><text:span text:style-name="T12"> </text:span></text:p>
          </table:table-cell>
        </table:table-row>
      </table:table>
      <table:table table:name="Tablo9" table:style-name="Tablo9">
        <table:table-column table:style-name="Tablo9.A"/>
        <table:table-column table:style-name="Tablo9.B" table:number-columns-repeated="2"/>
        <table:table-column table:style-name="Tablo9.D"/>
        <table:table-column table:style-name="Tablo9.B"/>
        <table:table-column table:style-name="Tablo9.A"/>
        <table:table-column table:style-name="Tablo9.G"/>
        <table:table-column table:style-name="Tablo9.H"/>
        <table:table-column table:style-name="Tablo9.I"/>
        <table:table-row>
          <table:table-cell table:style-name="Tablo9.A1" office:value-type="string">
            <text:p text:style-name="P18"/>
          </table:table-cell>
          <table:table-cell table:style-name="Tablo9.A1" office:value-type="string">
            <text:p text:style-name="P18"/>
          </table:table-cell>
          <table:table-cell table:style-name="Tablo9.A1" office:value-type="string">
            <text:p text:style-name="P18"/>
          </table:table-cell>
          <table:table-cell table:style-name="Tablo9.A1" office:value-type="string">
            <text:p text:style-name="P18"/>
          </table:table-cell>
          <table:table-cell table:style-name="Tablo9.A1" office:value-type="string">
            <text:p text:style-name="P18"/>
          </table:table-cell>
          <table:table-cell table:style-name="Tablo9.A1" office:value-type="string">
            <text:p text:style-name="P18"/>
          </table:table-cell>
          <table:table-cell table:style-name="Tablo9.A1" office:value-type="string">
            <text:p text:style-name="P18"/>
          </table:table-cell>
          <table:table-cell table:style-name="Tablo9.A1" office:value-type="string">
            <text:p text:style-name="P18"/>
          </table:table-cell>
          <table:table-cell table:style-name="Tablo9.A1" office:value-type="string">
            <text:p text:style-name="P34"><text:span text:style-name="T15">YIL SONU BİLANÇOSUNDAKİ</text:span><text:span text:style-name="T12"> </text:span></text:p>
          </table:table-cell>
        </table:table-row>
      </table:table>
      <table:table table:name="Tablo10" table:style-name="Tablo10">
        <table:table-column table:style-name="Tablo10.A"/>
        <table:table-column table:style-name="Tablo10.B" table:number-columns-repeated="2"/>
        <table:table-column table:style-name="Tablo10.D"/>
        <table:table-column table:style-name="Tablo10.B"/>
        <table:table-column table:style-name="Tablo10.F"/>
        <table:table-column table:style-name="Tablo10.G"/>
        <table:table-column table:style-name="Tablo10.D"/>
        <table:table-column table:style-name="Tablo10.B"/>
        <table:table-column table:style-name="Tablo10.J"/>
        <table:table-row>
          <table:table-cell table:style-name="Tablo10.A1" office:value-type="string">
            <text:p text:style-name="P27">YILI </text:p>
          </table:table-cell>
          <table:table-cell table:style-name="Tablo10.A1" office:value-type="string">
            <text:p text:style-name="P27">AKTİFE GİRİŞ DEĞERİ </text:p>
          </table:table-cell>
          <table:table-cell table:style-name="Tablo10.A1" office:value-type="string">
            <text:p text:style-name="P27">İKTİSADİ KIYMET </text:p>
          </table:table-cell>
          <table:table-cell table:style-name="Tablo10.A1" office:value-type="string">
            <text:p text:style-name="P27">BİRİKMİŞ AMORTİSMAN </text:p>
          </table:table-cell>
          <table:table-cell table:style-name="Tablo10.A1" office:value-type="string">
            <text:p text:style-name="P27">NET DEĞER </text:p>
          </table:table-cell>
          <table:table-cell table:style-name="Tablo10.A1" office:value-type="string">
            <text:p text:style-name="P27">A. YÖTEMİ </text:p>
          </table:table-cell>
          <table:table-cell table:style-name="Tablo10.A1" office:value-type="string">
            <text:p text:style-name="P27">A. ORANI </text:p>
          </table:table-cell>
          <table:table-cell table:style-name="Tablo10.A1" office:value-type="string">
            <text:p text:style-name="P27">CARİ YIL AMORTİSMANI </text:p>
          </table:table-cell>
          <table:table-cell table:style-name="Tablo10.A1" office:value-type="string">
            <text:p text:style-name="P27">İKTİSADİ KIYMET </text:p>
          </table:table-cell>
          <table:table-cell table:style-name="Tablo10.A1" office:value-type="string">
            <text:p text:style-name="P27">BİRİKMİŞ AMORTİSMAN </text:p>
          </table:table-cell>
        </table:table-row>
        <table:table-row>
          <table:table-cell table:style-name="Tablo10.A2" office:value-type="string">
            <text:p text:style-name="P28">1.998 </text:p>
          </table:table-cell>
          <table:table-cell table:style-name="Tablo10.A2" office:value-type="string">
            <text:p text:style-name="P29">1.000.000.000 </text:p>
          </table:table-cell>
          <table:table-cell table:style-name="Tablo10.A2" office:value-type="string">
            <text:p text:style-name="P29">1.000.000.000 </text:p>
          </table:table-cell>
          <table:table-cell table:style-name="Tablo10.A2" office:value-type="string">
            <text:p text:style-name="P32"> </text:p>
          </table:table-cell>
          <table:table-cell table:style-name="Tablo10.A2" office:value-type="string">
            <text:p text:style-name="P29">1.000.000.000 </text:p>
          </table:table-cell>
          <table:table-cell table:style-name="Tablo10.A2" office:value-type="string">
            <text:p text:style-name="P27">AZALAN </text:p>
          </table:table-cell>
          <table:table-cell table:style-name="Tablo10.A2" office:value-type="string">
            <text:p text:style-name="P29">40 </text:p>
          </table:table-cell>
          <table:table-cell table:style-name="Tablo10.A2" office:value-type="string">
            <text:p text:style-name="P29">400.000.000 </text:p>
          </table:table-cell>
          <table:table-cell table:style-name="Tablo10.A2" office:value-type="string">
            <text:p text:style-name="P29">1.000.000.000 </text:p>
          </table:table-cell>
          <table:table-cell table:style-name="Tablo10.A2" office:value-type="string">
            <text:p text:style-name="P29">400.000.000 </text:p>
          </table:table-cell>
        </table:table-row>
        <table:table-row>
          <table:table-cell table:style-name="Tablo10.A2" office:value-type="string">
            <text:p text:style-name="P28">1.999 </text:p>
          </table:table-cell>
          <table:table-cell table:style-name="Tablo10.A2" office:value-type="string">
            <text:p text:style-name="P29">1.000.000.000 </text:p>
          </table:table-cell>
          <table:table-cell table:style-name="Tablo10.A2" office:value-type="string">
            <text:p text:style-name="P29">1.000.000.000 </text:p>
          </table:table-cell>
          <table:table-cell table:style-name="Tablo10.A2" office:value-type="string">
            <text:p text:style-name="P29">400.000.000 </text:p>
          </table:table-cell>
          <table:table-cell table:style-name="Tablo10.A2" office:value-type="string">
            <text:p text:style-name="P29">600.000.000 </text:p>
          </table:table-cell>
          <table:table-cell table:style-name="Tablo10.A1" office:value-type="string">
            <text:p text:style-name="P32"> </text:p>
          </table:table-cell>
          <table:table-cell table:style-name="Tablo10.A2" office:value-type="string">
            <text:p text:style-name="P29">40 </text:p>
          </table:table-cell>
          <table:table-cell table:style-name="Tablo10.A2" office:value-type="string">
            <text:p text:style-name="P29">240.000.000 </text:p>
          </table:table-cell>
          <table:table-cell table:style-name="Tablo10.A2" office:value-type="string">
            <text:p text:style-name="P29">1.000.000.000 </text:p>
          </table:table-cell>
          <table:table-cell table:style-name="Tablo10.A2" office:value-type="string">
            <text:p text:style-name="P29">640.000.000 </text:p>
          </table:table-cell>
        </table:table-row>
        <table:table-row>
          <table:table-cell table:style-name="Tablo10.A2" office:value-type="string">
            <text:p text:style-name="P28">2.000 </text:p>
          </table:table-cell>
          <table:table-cell table:style-name="Tablo10.A2" office:value-type="string">
            <text:p text:style-name="P29">1.000.000.000 </text:p>
          </table:table-cell>
          <table:table-cell table:style-name="Tablo10.A2" office:value-type="string">
            <text:p text:style-name="P29">1.000.000.000 </text:p>
          </table:table-cell>
          <table:table-cell table:style-name="Tablo10.A2" office:value-type="string">
            <text:p text:style-name="P29">640.000.000 </text:p>
          </table:table-cell>
          <table:table-cell table:style-name="Tablo10.A2" office:value-type="string">
            <text:p text:style-name="P29">360.000.000 </text:p>
          </table:table-cell>
          <table:table-cell table:style-name="Tablo10.A1" office:value-type="string">
            <text:p text:style-name="P32"> </text:p>
          </table:table-cell>
          <table:table-cell table:style-name="Tablo10.A2" office:value-type="string">
            <text:p text:style-name="P29">40 </text:p>
          </table:table-cell>
          <table:table-cell table:style-name="Tablo10.A2" office:value-type="string">
            <text:p text:style-name="P29">144.000.000 </text:p>
          </table:table-cell>
          <table:table-cell table:style-name="Tablo10.A2" office:value-type="string">
            <text:p text:style-name="P29">1.000.000.000 </text:p>
          </table:table-cell>
          <table:table-cell table:style-name="Tablo10.A2" office:value-type="string">
            <text:p text:style-name="P29">784.000.000 </text:p>
          </table:table-cell>
        </table:table-row>
        <table:table-row>
          <table:table-cell table:style-name="Tablo10.A2" office:value-type="string">
            <text:p text:style-name="P28">2.001 </text:p>
          </table:table-cell>
          <table:table-cell table:style-name="Tablo10.A2" office:value-type="string">
            <text:p text:style-name="P29">1.000.000.000 </text:p>
          </table:table-cell>
          <table:table-cell table:style-name="Tablo10.A2" office:value-type="string">
            <text:p text:style-name="P29">1.000.000.000 </text:p>
          </table:table-cell>
          <table:table-cell table:style-name="Tablo10.A2" office:value-type="string">
            <text:p text:style-name="P29">784.000.000 </text:p>
          </table:table-cell>
          <table:table-cell table:style-name="Tablo10.A2" office:value-type="string">
            <text:p text:style-name="P29">216.000.000 </text:p>
          </table:table-cell>
          <table:table-cell table:style-name="Tablo10.A1" office:value-type="string">
            <text:p text:style-name="P32"> </text:p>
          </table:table-cell>
          <table:table-cell table:style-name="Tablo10.A2" office:value-type="string">
            <text:p text:style-name="P29">40 </text:p>
          </table:table-cell>
          <table:table-cell table:style-name="Tablo10.A2" office:value-type="string">
            <text:p text:style-name="P29">86.400.000 </text:p>
          </table:table-cell>
          <table:table-cell table:style-name="Tablo10.A2" office:value-type="string">
            <text:p text:style-name="P29">1.000.000.000 </text:p>
          </table:table-cell>
          <table:table-cell table:style-name="Tablo10.A2" office:value-type="string">
            <text:p text:style-name="P29">870.400.000 </text:p>
          </table:table-cell>
        </table:table-row>
        <table:table-row>
          <table:table-cell table:style-name="Tablo10.A2" office:value-type="string">
            <text:p text:style-name="P28">2.002 </text:p>
          </table:table-cell>
          <table:table-cell table:style-name="Tablo10.A2" office:value-type="string">
            <text:p text:style-name="P29">1.000.000.000 </text:p>
          </table:table-cell>
          <table:table-cell table:style-name="Tablo10.A2" office:value-type="string">
            <text:p text:style-name="P29">1.000.000.000 </text:p>
          </table:table-cell>
          <table:table-cell table:style-name="Tablo10.A2" office:value-type="string">
            <text:p text:style-name="P29">870.400.000 </text:p>
          </table:table-cell>
          <table:table-cell table:style-name="Tablo10.A2" office:value-type="string">
            <text:p text:style-name="P29">129.600.000 </text:p>
          </table:table-cell>
          <table:table-cell table:style-name="Tablo10.A1" office:value-type="string">
            <text:p text:style-name="P32"> </text:p>
          </table:table-cell>
          <table:table-cell table:style-name="Tablo10.A2" office:value-type="string">
            <text:p text:style-name="P29">40 </text:p>
          </table:table-cell>
          <table:table-cell table:style-name="Tablo10.A2" office:value-type="string">
            <text:p text:style-name="P29">129.600.000 </text:p>
          </table:table-cell>
          <table:table-cell table:style-name="Tablo10.A2" office:value-type="string">
            <text:p text:style-name="P29">1.000.000.000 </text:p>
          </table:table-cell>
          <table:table-cell table:style-name="Tablo10.A2" office:value-type="string">
            <text:p text:style-name="P29">1.000.000.000 </text:p>
          </table:table-cell>
        </table:table-row>
      </table:table>
      <text:p text:style-name="Standard"/>
      <table:table table:name="Tablo11" table:style-name="Tablo11">
        <table:table-column table:style-name="Tablo11.A"/>
        <table:table-row>
          <table:table-cell table:style-name="Tablo11.A1" office:value-type="string">
            <text:p text:style-name="P34"><text:span text:style-name="T15">Normal Amortisman Yöntemine Göre Amortisman Ayırma</text:span><text:span text:style-name="T12"> </text:span></text:p>
          </table:table-cell>
        </table:table-row>
      </table:table>
      <table:table table:name="Tablo12" table:style-name="Tablo12">
        <table:table-column table:style-name="Tablo12.A"/>
        <table:table-column table:style-name="Tablo12.B"/>
        <table:table-column table:style-name="Tablo12.C"/>
        <table:table-column table:style-name="Tablo12.D"/>
        <table:table-row>
          <table:table-cell table:style-name="Tablo12.A1" office:value-type="string">
            <text:p text:style-name="P18"/>
          </table:table-cell>
          <table:table-cell table:style-name="Tablo12.A1" office:value-type="string">
            <text:p text:style-name="P18"/>
          </table:table-cell>
          <table:table-cell table:style-name="Tablo12.A1" office:value-type="string">
            <text:p text:style-name="P34"><text:span text:style-name="T15">YENİDEN DEĞERLEMEDEN ÖNCEKİ</text:span><text:span text:style-name="T12"> </text:span></text:p>
          </table:table-cell>
          <table:table-cell table:style-name="Tablo12.A1" office:value-type="string">
            <text:p text:style-name="P22">YENİDEN DEĞERLEMEDEN SONRAKİ </text:p>
          </table:table-cell>
        </table:table-row>
      </table:table>
      <table:table table:name="Tablo13" table:style-name="Tablo13">
        <table:table-column table:style-name="Tablo13.A" table:number-columns-repeated="2"/>
        <table:table-column table:style-name="Tablo13.C"/>
        <table:table-column table:style-name="Tablo13.D" table:number-columns-repeated="3"/>
        <table:table-column table:style-name="Tablo13.G"/>
        <table:table-column table:style-name="Tablo13.H"/>
        <table:table-row>
          <table:table-cell table:style-name="Tablo13.A1" office:value-type="string">
            <text:p text:style-name="P35"><text:span text:style-name="T17">YILI</text:span><text:span text:style-name="T12"> </text:span></text:p>
          </table:table-cell>
          <table:table-cell table:style-name="Tablo13.A1" office:value-type="string">
            <text:p text:style-name="P35"><text:span text:style-name="T17">YD ORANI</text:span><text:span text:style-name="T12"> </text:span></text:p>
          </table:table-cell>
          <table:table-cell table:style-name="Tablo13.A1" office:value-type="string">
            <text:p text:style-name="P35"><text:span text:style-name="T17">İKTİSADİ KIYMET</text:span><text:span text:style-name="T12"> </text:span></text:p>
          </table:table-cell>
          <table:table-cell table:style-name="Tablo13.A1" office:value-type="string">
            <text:p text:style-name="P35"><text:span text:style-name="T17">BİRİKMİŞ AMORTİSMAN</text:span><text:span text:style-name="T12"> </text:span></text:p>
          </table:table-cell>
          <table:table-cell table:style-name="Tablo13.A1" office:value-type="string">
            <text:p text:style-name="P35"><text:span text:style-name="T17">NET DEĞER</text:span><text:span text:style-name="T12"> </text:span></text:p>
          </table:table-cell>
          <table:table-cell table:style-name="Tablo13.A1" office:value-type="string">
            <text:p text:style-name="P35"><text:span text:style-name="T17">İKTİSADİ KIYMET</text:span><text:span text:style-name="T12"> </text:span></text:p>
          </table:table-cell>
          <table:table-cell table:style-name="Tablo13.A1" office:value-type="string">
            <text:p text:style-name="P35"><text:span text:style-name="T17">BİRİKMİŞ AMORTİSMAN</text:span><text:span text:style-name="T12"> </text:span></text:p>
          </table:table-cell>
          <table:table-cell table:style-name="Tablo13.A1" office:value-type="string">
            <text:p text:style-name="P35"><text:span text:style-name="T17">NET DEĞER</text:span><text:span text:style-name="T12"> </text:span></text:p>
          </table:table-cell>
        </table:table-row>
        <text:soft-page-break/>
        <table:table-row>
          <table:table-cell table:style-name="Tablo13.A2" office:value-type="string">
            <text:p text:style-name="P30">1998 </text:p>
          </table:table-cell>
          <table:table-cell table:style-name="Tablo13.A2" office:value-type="string">
            <text:p text:style-name="P30">77,8 </text:p>
          </table:table-cell>
          <table:table-cell table:style-name="Tablo13.A2" office:value-type="string">
            <text:p text:style-name="P31">1.000.000.000 </text:p>
          </table:table-cell>
          <table:table-cell table:style-name="Tablo13.A2" office:value-type="string">
            <text:p text:style-name="P33"> </text:p>
          </table:table-cell>
          <table:table-cell table:style-name="Tablo13.A2" office:value-type="string">
            <text:p text:style-name="P31">1.000.000.000 </text:p>
          </table:table-cell>
          <table:table-cell table:style-name="Tablo13.A2" office:value-type="string">
            <text:p text:style-name="P31">1.000.000.000 </text:p>
          </table:table-cell>
          <table:table-cell table:style-name="Tablo13.A2" office:value-type="string">
            <text:p text:style-name="P31">0 </text:p>
          </table:table-cell>
          <table:table-cell table:style-name="Tablo13.A2" office:value-type="string">
            <text:p text:style-name="P31">1.000.000.000 </text:p>
          </table:table-cell>
        </table:table-row>
        <table:table-row>
          <table:table-cell table:style-name="Tablo13.A2" office:value-type="string">
            <text:p text:style-name="P30">1999 </text:p>
          </table:table-cell>
          <table:table-cell table:style-name="Tablo13.A2" office:value-type="string">
            <text:p text:style-name="P30">52,1 </text:p>
          </table:table-cell>
          <table:table-cell table:style-name="Tablo13.A2" office:value-type="string">
            <text:p text:style-name="P31">1.000.000.000 </text:p>
          </table:table-cell>
          <table:table-cell table:style-name="Tablo13.A2" office:value-type="string">
            <text:p text:style-name="P31">200.000.000 </text:p>
          </table:table-cell>
          <table:table-cell table:style-name="Tablo13.A2" office:value-type="string">
            <text:p text:style-name="P31">800.000.000 </text:p>
          </table:table-cell>
          <table:table-cell table:style-name="Tablo13.A2" office:value-type="string">
            <text:p text:style-name="P31">1.521.000.000 </text:p>
          </table:table-cell>
          <table:table-cell table:style-name="Tablo13.A2" office:value-type="string">
            <text:p text:style-name="P31">304.200.000 </text:p>
          </table:table-cell>
          <table:table-cell table:style-name="Tablo13.A2" office:value-type="string">
            <text:p text:style-name="P31">1.216.800.000 </text:p>
          </table:table-cell>
        </table:table-row>
        <table:table-row>
          <table:table-cell table:style-name="Tablo13.A2" office:value-type="string">
            <text:p text:style-name="P30">2000 </text:p>
          </table:table-cell>
          <table:table-cell table:style-name="Tablo13.A2" office:value-type="string">
            <text:p text:style-name="P30">56,0 </text:p>
          </table:table-cell>
          <table:table-cell table:style-name="Tablo13.A2" office:value-type="string">
            <text:p text:style-name="P31">1.521.000.000 </text:p>
          </table:table-cell>
          <table:table-cell table:style-name="Tablo13.A2" office:value-type="string">
            <text:p text:style-name="P31">608.400.000 </text:p>
          </table:table-cell>
          <table:table-cell table:style-name="Tablo13.A2" office:value-type="string">
            <text:p text:style-name="P31">912.600.000 </text:p>
          </table:table-cell>
          <table:table-cell table:style-name="Tablo13.A2" office:value-type="string">
            <text:p text:style-name="P31">2.372.760.000 </text:p>
          </table:table-cell>
          <table:table-cell table:style-name="Tablo13.A2" office:value-type="string">
            <text:p text:style-name="P31">949.104.000 </text:p>
          </table:table-cell>
          <table:table-cell table:style-name="Tablo13.A2" office:value-type="string">
            <text:p text:style-name="P31">1.423.656.000 </text:p>
          </table:table-cell>
        </table:table-row>
        <table:table-row>
          <table:table-cell table:style-name="Tablo13.A2" office:value-type="string">
            <text:p text:style-name="P30">2001 </text:p>
          </table:table-cell>
          <table:table-cell table:style-name="Tablo13.A2" office:value-type="string">
            <text:p text:style-name="P30">53,2 </text:p>
          </table:table-cell>
          <table:table-cell table:style-name="Tablo13.A2" office:value-type="string">
            <text:p text:style-name="P31">2.372.760.000 </text:p>
          </table:table-cell>
          <table:table-cell table:style-name="Tablo13.A2" office:value-type="string">
            <text:p text:style-name="P31">1.423.656.000 </text:p>
          </table:table-cell>
          <table:table-cell table:style-name="Tablo13.A2" office:value-type="string">
            <text:p text:style-name="P31">949.104.000 </text:p>
          </table:table-cell>
          <table:table-cell table:style-name="Tablo13.A2" office:value-type="string">
            <text:p text:style-name="P31">3.635.068.320 </text:p>
          </table:table-cell>
          <table:table-cell table:style-name="Tablo13.A2" office:value-type="string">
            <text:p text:style-name="P31">2.181.040.992 </text:p>
          </table:table-cell>
          <table:table-cell table:style-name="Tablo13.A2" office:value-type="string">
            <text:p text:style-name="P31">1.454.027.328 </text:p>
          </table:table-cell>
        </table:table-row>
        <table:table-row>
          <table:table-cell table:style-name="Tablo13.A2" office:value-type="string">
            <text:p text:style-name="P30">2002 </text:p>
          </table:table-cell>
          <table:table-cell table:style-name="Tablo13.A2" office:value-type="string">
            <text:p text:style-name="P30">59,0 </text:p>
          </table:table-cell>
          <table:table-cell table:style-name="Tablo13.A2" office:value-type="string">
            <text:p text:style-name="P31">3.635.068.320 </text:p>
          </table:table-cell>
          <table:table-cell table:style-name="Tablo13.A2" office:value-type="string">
            <text:p text:style-name="P31">2.908.054.656 </text:p>
          </table:table-cell>
          <table:table-cell table:style-name="Tablo13.A2" office:value-type="string">
            <text:p text:style-name="P31">727.013.664 </text:p>
          </table:table-cell>
          <table:table-cell table:style-name="Tablo13.A2" office:value-type="string">
            <text:p text:style-name="P31">5.779.758.629 </text:p>
          </table:table-cell>
          <table:table-cell table:style-name="Tablo13.A2" office:value-type="string">
            <text:p text:style-name="P31">4.623.806.903 </text:p>
          </table:table-cell>
          <table:table-cell table:style-name="Tablo13.A2" office:value-type="string">
            <text:p text:style-name="P31">1.155.951.726 </text:p>
          </table:table-cell>
        </table:table-row>
      </table:table>
      <text:p text:style-name="P20"> </text:p>
      <text:p text:style-name="P20"> </text:p>
      <table:table table:name="Tablo14" table:style-name="Tablo14">
        <table:table-column table:style-name="Tablo14.A"/>
        <table:table-column table:style-name="Tablo14.B"/>
        <table:table-column table:style-name="Tablo14.C"/>
        <table:table-column table:style-name="Tablo14.D"/>
        <table:table-column table:style-name="Tablo14.E"/>
        <table:table-column table:style-name="Tablo14.F"/>
        <table:table-row>
          <table:table-cell table:style-name="Tablo14.A1" office:value-type="string">
            <text:p text:style-name="P18"/>
          </table:table-cell>
          <table:table-cell table:style-name="Tablo14.A1" office:value-type="string">
            <text:p text:style-name="P18"/>
          </table:table-cell>
          <table:table-cell table:style-name="Tablo14.A1" office:value-type="string">
            <text:p text:style-name="P18"/>
          </table:table-cell>
          <table:table-cell table:style-name="Tablo14.A1" office:value-type="string">
            <text:p text:style-name="P18"/>
          </table:table-cell>
          <table:table-cell table:style-name="Tablo14.A1" office:value-type="string">
            <text:p text:style-name="P18"/>
          </table:table-cell>
          <table:table-cell table:style-name="Tablo14.A1" office:value-type="string">
            <text:p text:style-name="P34"><text:span text:style-name="T15">YIL SONU BİLANÇOSUNDAKİ</text:span><text:span text:style-name="T12"> </text:span></text:p>
          </table:table-cell>
        </table:table-row>
      </table:table>
      <table:table table:name="Tablo15" table:style-name="Tablo15">
        <table:table-column table:style-name="Tablo15.A"/>
        <table:table-column table:style-name="Tablo15.B"/>
        <table:table-column table:style-name="Tablo15.C"/>
        <table:table-column table:style-name="Tablo15.D"/>
        <table:table-column table:style-name="Tablo15.E" table:number-columns-repeated="2"/>
        <table:table-column table:style-name="Tablo15.G"/>
        <table:table-row>
          <table:table-cell table:style-name="Tablo15.A1" office:value-type="string">
            <text:p text:style-name="P34"><text:span text:style-name="T15">YILI</text:span><text:span text:style-name="T12"> </text:span></text:p>
          </table:table-cell>
          <table:table-cell table:style-name="Tablo15.A1" office:value-type="string">
            <text:p text:style-name="P34"><text:span text:style-name="T15">A. YÖNTEMİ</text:span><text:span text:style-name="T12"> </text:span></text:p>
          </table:table-cell>
          <table:table-cell table:style-name="Tablo15.A1" office:value-type="string">
            <text:p text:style-name="P34"><text:span text:style-name="T15">A.O</text:span><text:span text:style-name="T12"> </text:span></text:p>
          </table:table-cell>
          <table:table-cell table:style-name="Tablo15.A1" office:value-type="string">
            <text:p text:style-name="P34"><text:span text:style-name="T15">CARİ YIL AMORTİSMANI</text:span><text:span text:style-name="T12"> </text:span></text:p>
          </table:table-cell>
          <table:table-cell table:style-name="Tablo15.A1" office:value-type="string">
            <text:p text:style-name="P34"><text:span text:style-name="T15">DEĞER ARTIŞ FONU</text:span><text:span text:style-name="T12"> </text:span></text:p>
          </table:table-cell>
          <table:table-cell table:style-name="Tablo15.A1" office:value-type="string">
            <text:p text:style-name="P34"><text:span text:style-name="T15">İKTİSADİ KIYMET</text:span><text:span text:style-name="T12"> </text:span></text:p>
          </table:table-cell>
          <table:table-cell table:style-name="Tablo15.A1" office:value-type="string">
            <text:p text:style-name="P34"><text:span text:style-name="T15">BİRİKMİŞ AMORTİSMAN</text:span><text:span text:style-name="T12"> </text:span></text:p>
          </table:table-cell>
        </table:table-row>
        <table:table-row>
          <table:table-cell table:style-name="Tablo15.A2" office:value-type="string">
            <text:p text:style-name="P23">1998 </text:p>
          </table:table-cell>
          <table:table-cell table:style-name="Tablo15.A1" office:value-type="string">
            <text:p text:style-name="P24">NORMAL </text:p>
          </table:table-cell>
          <table:table-cell table:style-name="Tablo15.A2" office:value-type="string">
            <text:p text:style-name="P23">20 </text:p>
          </table:table-cell>
          <table:table-cell table:style-name="Tablo15.A2" office:value-type="string">
            <text:p text:style-name="P25">200.000.000 </text:p>
          </table:table-cell>
          <table:table-cell table:style-name="Tablo15.A2" office:value-type="string">
            <text:p text:style-name="P25">0 </text:p>
          </table:table-cell>
          <table:table-cell table:style-name="Tablo15.A2" office:value-type="string">
            <text:p text:style-name="P25">1.000.000.000 </text:p>
          </table:table-cell>
          <table:table-cell table:style-name="Tablo15.A2" office:value-type="string">
            <text:p text:style-name="P25">200.000.000 </text:p>
          </table:table-cell>
        </table:table-row>
        <table:table-row>
          <table:table-cell table:style-name="Tablo15.A2" office:value-type="string">
            <text:p text:style-name="P23">1999 </text:p>
          </table:table-cell>
          <table:table-cell table:style-name="Tablo15.A1" office:value-type="string">
            <text:p text:style-name="P18"/>
          </table:table-cell>
          <table:table-cell table:style-name="Tablo15.A2" office:value-type="string">
            <text:p text:style-name="P23">20 </text:p>
          </table:table-cell>
          <table:table-cell table:style-name="Tablo15.A2" office:value-type="string">
            <text:p text:style-name="P25">304.200.000 </text:p>
          </table:table-cell>
          <table:table-cell table:style-name="Tablo15.A2" office:value-type="string">
            <text:p text:style-name="P25">416.800.000 </text:p>
          </table:table-cell>
          <table:table-cell table:style-name="Tablo15.A2" office:value-type="string">
            <text:p text:style-name="P25">1.521.000.000 </text:p>
          </table:table-cell>
          <table:table-cell table:style-name="Tablo15.A2" office:value-type="string">
            <text:p text:style-name="P25">608.400.000 </text:p>
          </table:table-cell>
        </table:table-row>
        <table:table-row>
          <table:table-cell table:style-name="Tablo15.A2" office:value-type="string">
            <text:p text:style-name="P23">2000 </text:p>
          </table:table-cell>
          <table:table-cell table:style-name="Tablo15.A1" office:value-type="string">
            <text:p text:style-name="P18"/>
          </table:table-cell>
          <table:table-cell table:style-name="Tablo15.A2" office:value-type="string">
            <text:p text:style-name="P23">20 </text:p>
          </table:table-cell>
          <table:table-cell table:style-name="Tablo15.A2" office:value-type="string">
            <text:p text:style-name="P25">474.552.000 </text:p>
          </table:table-cell>
          <table:table-cell table:style-name="Tablo15.A2" office:value-type="string">
            <text:p text:style-name="P25">511.056.000 </text:p>
          </table:table-cell>
          <table:table-cell table:style-name="Tablo15.A2" office:value-type="string">
            <text:p text:style-name="P25">2.372.760.000 </text:p>
          </table:table-cell>
          <table:table-cell table:style-name="Tablo15.A2" office:value-type="string">
            <text:p text:style-name="P25">1.423.656.000 </text:p>
          </table:table-cell>
        </table:table-row>
        <table:table-row>
          <table:table-cell table:style-name="Tablo15.A2" office:value-type="string">
            <text:p text:style-name="P23">2001 </text:p>
          </table:table-cell>
          <table:table-cell table:style-name="Tablo15.A1" office:value-type="string">
            <text:p text:style-name="P18"/>
          </table:table-cell>
          <table:table-cell table:style-name="Tablo15.A2" office:value-type="string">
            <text:p text:style-name="P23">20 </text:p>
          </table:table-cell>
          <table:table-cell table:style-name="Tablo15.A2" office:value-type="string">
            <text:p text:style-name="P25">727.013.664 </text:p>
          </table:table-cell>
          <table:table-cell table:style-name="Tablo15.A2" office:value-type="string">
            <text:p text:style-name="P25">504.923.328 </text:p>
          </table:table-cell>
          <table:table-cell table:style-name="Tablo15.A2" office:value-type="string">
            <text:p text:style-name="P25">3.635.068.320 </text:p>
          </table:table-cell>
          <table:table-cell table:style-name="Tablo15.A2" office:value-type="string">
            <text:p text:style-name="P25">2.908.054.656 </text:p>
          </table:table-cell>
        </table:table-row>
        <table:table-row>
          <table:table-cell table:style-name="Tablo15.A2" office:value-type="string">
            <text:p text:style-name="P23">2002 </text:p>
          </table:table-cell>
          <table:table-cell table:style-name="Tablo15.A1" office:value-type="string">
            <text:p text:style-name="P18"/>
          </table:table-cell>
          <table:table-cell table:style-name="Tablo15.A2" office:value-type="string">
            <text:p text:style-name="P23">20 </text:p>
          </table:table-cell>
          <table:table-cell table:style-name="Tablo15.A2" office:value-type="string">
            <text:p text:style-name="P25">1.155.951.726 </text:p>
          </table:table-cell>
          <table:table-cell table:style-name="Tablo15.A2" office:value-type="string">
            <text:p text:style-name="P25">428.938.062 </text:p>
          </table:table-cell>
          <table:table-cell table:style-name="Tablo15.A2" office:value-type="string">
            <text:p text:style-name="P25">5.779.758.629 </text:p>
          </table:table-cell>
          <table:table-cell table:style-name="Tablo15.A2" office:value-type="string">
            <text:p text:style-name="P25">5.779.758.629 </text:p>
          </table:table-cell>
        </table:table-row>
      </table:table>
      <table:table table:name="Tablo16" table:style-name="Tablo16">
        <table:table-column table:style-name="Tablo16.A"/>
        <table:table-column table:style-name="Tablo16.B"/>
        <table:table-column table:style-name="Tablo16.C"/>
        <table:table-column table:style-name="Tablo16.D" table:number-columns-repeated="2"/>
        <table:table-column table:style-name="Tablo16.F"/>
        <table:table-row>
          <table:table-cell table:style-name="Tablo16.A1" office:value-type="string">
            <text:p text:style-name="P18"/>
          </table:table-cell>
          <table:table-cell table:style-name="Tablo16.A1" office:value-type="string">
            <text:p text:style-name="P24">TOPLAM </text:p>
          </table:table-cell>
          <table:table-cell table:style-name="Tablo16.A1" office:value-type="string">
            <text:p text:style-name="P25">2.861.717.390 </text:p>
          </table:table-cell>
          <table:table-cell table:style-name="Tablo16.A1" office:value-type="string">
            <text:p text:style-name="P25">1.861.717.390 </text:p>
          </table:table-cell>
          <table:table-cell table:style-name="Tablo16.A1" office:value-type="string">
            <text:p text:style-name="P18"/>
          </table:table-cell>
          <table:table-cell table:style-name="Tablo16.A1" office:value-type="string">
            <text:p text:style-name="P18"/>
          </table:table-cell>
        </table:table-row>
      </table:table>
      <text:p text:style-name="Text_20_body"> </text:p>
      <table:table table:name="Tablo17" table:style-name="Tablo17">
        <table:table-column table:style-name="Tablo17.A"/>
        <table:table-row>
          <table:table-cell table:style-name="Tablo17.A1" office:value-type="string">
            <text:p text:style-name="P34"><text:span text:style-name="T15">Azalan Bakiyeler Yöntemine Göre Amortisman Ayırma</text:span><text:span text:style-name="T12"> </text:span></text:p>
          </table:table-cell>
        </table:table-row>
      </table:table>
      <table:table table:name="Tablo18" table:style-name="Tablo18">
        <table:table-column table:style-name="Tablo18.A"/>
        <table:table-column table:style-name="Tablo18.B"/>
        <table:table-column table:style-name="Tablo18.C"/>
        <table:table-column table:style-name="Tablo18.D"/>
        <table:table-row>
          <table:table-cell table:style-name="Tablo18.A1" office:value-type="string">
            <text:p text:style-name="P18"/>
          </table:table-cell>
          <table:table-cell table:style-name="Tablo18.A1" office:value-type="string">
            <text:p text:style-name="P18"/>
          </table:table-cell>
          <table:table-cell table:style-name="Tablo18.A1" office:value-type="string">
            <text:p text:style-name="P34"><text:span text:style-name="T15">YENİDEN DEĞERLEMEDEN ÖNCEKİ</text:span><text:span text:style-name="T12"> </text:span></text:p>
          </table:table-cell>
          <table:table-cell table:style-name="Tablo18.A1" office:value-type="string">
            <text:p text:style-name="P22">YENİDEN DEĞERLEMEDEN SONRAKİ </text:p>
          </table:table-cell>
        </table:table-row>
      </table:table>
      <table:table table:name="Tablo19" table:style-name="Tablo19">
        <table:table-column table:style-name="Tablo19.A"/>
        <table:table-column table:style-name="Tablo19.B"/>
        <table:table-column table:style-name="Tablo19.C" table:number-columns-repeated="2"/>
        <table:table-column table:style-name="Tablo19.E"/>
        <table:table-column table:style-name="Tablo19.F"/>
        <table:table-column table:style-name="Tablo19.C"/>
        <table:table-column table:style-name="Tablo19.H"/>
        <table:table-row>
          <table:table-cell table:style-name="Tablo19.A1" office:value-type="string">
            <text:p text:style-name="P36"><text:span text:style-name="T17">YILI</text:span><text:span text:style-name="T12"> </text:span></text:p>
          </table:table-cell>
          <table:table-cell table:style-name="Tablo19.A1" office:value-type="string">
            <text:p text:style-name="P36"><text:span text:style-name="T17">YD ORANI</text:span><text:span text:style-name="T12"> </text:span></text:p>
          </table:table-cell>
          <table:table-cell table:style-name="Tablo19.A1" office:value-type="string">
            <text:p text:style-name="P36"><text:span text:style-name="T17">İKTİSADİ KIYMET</text:span><text:span text:style-name="T12"> </text:span></text:p>
          </table:table-cell>
          <table:table-cell table:style-name="Tablo19.A1" office:value-type="string">
            <text:p text:style-name="P36"><text:span text:style-name="T17">BİRİKMİŞ AMORTİSMAN</text:span><text:span text:style-name="T12"> </text:span></text:p>
          </table:table-cell>
          <table:table-cell table:style-name="Tablo19.A1" office:value-type="string">
            <text:p text:style-name="P36"><text:span text:style-name="T17">NET DEĞER</text:span><text:span text:style-name="T12"> </text:span></text:p>
          </table:table-cell>
          <table:table-cell table:style-name="Tablo19.A1" office:value-type="string">
            <text:p text:style-name="P36"><text:span text:style-name="T17">İKTİSADİ KIYMET</text:span><text:span text:style-name="T12"> </text:span></text:p>
          </table:table-cell>
          <table:table-cell table:style-name="Tablo19.A1" office:value-type="string">
            <text:p text:style-name="P36"><text:span text:style-name="T17">BİRİKMİŞ AMORTİSMAN</text:span><text:span text:style-name="T12"> </text:span></text:p>
          </table:table-cell>
          <table:table-cell table:style-name="Tablo19.A1" office:value-type="string">
            <text:p text:style-name="P36"><text:span text:style-name="T17">NET DEĞER</text:span><text:span text:style-name="T12"> </text:span></text:p>
          </table:table-cell>
        </table:table-row>
        <table:table-row>
          <table:table-cell table:style-name="Tablo19.A2" office:value-type="string">
            <text:p text:style-name="P28">1998 </text:p>
          </table:table-cell>
          <table:table-cell table:style-name="Tablo19.A2" office:value-type="string">
            <text:p text:style-name="P28">77,8 </text:p>
          </table:table-cell>
          <table:table-cell table:style-name="Tablo19.A2" office:value-type="string">
            <text:p text:style-name="P29">1.000.000.000 </text:p>
          </table:table-cell>
          <table:table-cell table:style-name="Tablo19.A2" office:value-type="string">
            <text:p text:style-name="P37"> </text:p>
          </table:table-cell>
          <table:table-cell table:style-name="Tablo19.A2" office:value-type="string">
            <text:p text:style-name="P29">1.000.000.000 </text:p>
          </table:table-cell>
          <table:table-cell table:style-name="Tablo19.A2" office:value-type="string">
            <text:p text:style-name="P29">1.000.000.000 </text:p>
          </table:table-cell>
          <table:table-cell table:style-name="Tablo19.A2" office:value-type="string">
            <text:p text:style-name="P29">0 </text:p>
          </table:table-cell>
          <table:table-cell table:style-name="Tablo19.A2" office:value-type="string">
            <text:p text:style-name="P29">1.000.000.000 </text:p>
          </table:table-cell>
        </table:table-row>
        <table:table-row>
          <table:table-cell table:style-name="Tablo19.A2" office:value-type="string">
            <text:p text:style-name="P28">1999 </text:p>
          </table:table-cell>
          <table:table-cell table:style-name="Tablo19.A2" office:value-type="string">
            <text:p text:style-name="P28">52,1 </text:p>
          </table:table-cell>
          <table:table-cell table:style-name="Tablo19.A2" office:value-type="string">
            <text:p text:style-name="P29">1.000.000.000 </text:p>
          </table:table-cell>
          <table:table-cell table:style-name="Tablo19.A2" office:value-type="string">
            <text:p text:style-name="P29">400.000.000 </text:p>
          </table:table-cell>
          <table:table-cell table:style-name="Tablo19.A2" office:value-type="string">
            <text:p text:style-name="P29">600.000.000 </text:p>
          </table:table-cell>
          <table:table-cell table:style-name="Tablo19.A2" office:value-type="string">
            <text:p text:style-name="P29">1.521.000.000 </text:p>
          </table:table-cell>
          <table:table-cell table:style-name="Tablo19.A2" office:value-type="string">
            <text:p text:style-name="P29">608.400.000 </text:p>
          </table:table-cell>
          <table:table-cell table:style-name="Tablo19.A2" office:value-type="string">
            <text:p text:style-name="P29">912.600.000 </text:p>
          </table:table-cell>
        </table:table-row>
        <table:table-row>
          <table:table-cell table:style-name="Tablo19.A2" office:value-type="string">
            <text:p text:style-name="P28">2000 </text:p>
          </table:table-cell>
          <table:table-cell table:style-name="Tablo19.A2" office:value-type="string">
            <text:p text:style-name="P28">56,0 </text:p>
          </table:table-cell>
          <table:table-cell table:style-name="Tablo19.A2" office:value-type="string">
            <text:p text:style-name="P29">1.521.000.000 </text:p>
          </table:table-cell>
          <table:table-cell table:style-name="Tablo19.A2" office:value-type="string">
            <text:p text:style-name="P29">973.440.000 </text:p>
          </table:table-cell>
          <table:table-cell table:style-name="Tablo19.A2" office:value-type="string">
            <text:p text:style-name="P29">547.560.000 </text:p>
          </table:table-cell>
          <table:table-cell table:style-name="Tablo19.A2" office:value-type="string">
            <text:p text:style-name="P29">2.372.760.000 </text:p>
          </table:table-cell>
          <table:table-cell table:style-name="Tablo19.A2" office:value-type="string">
            <text:p text:style-name="P29">1.518.566.400 </text:p>
          </table:table-cell>
          <table:table-cell table:style-name="Tablo19.A2" office:value-type="string">
            <text:p text:style-name="P29">854.193.600 </text:p>
          </table:table-cell>
        </table:table-row>
        <table:table-row>
          <table:table-cell table:style-name="Tablo19.A2" office:value-type="string">
            <text:p text:style-name="P28">2001 </text:p>
          </table:table-cell>
          <table:table-cell table:style-name="Tablo19.A2" office:value-type="string">
            <text:p text:style-name="P28">53,2 </text:p>
          </table:table-cell>
          <table:table-cell table:style-name="Tablo19.A2" office:value-type="string">
            <text:p text:style-name="P29">2.372.760.000 </text:p>
          </table:table-cell>
          <table:table-cell table:style-name="Tablo19.A2" office:value-type="string">
            <text:p text:style-name="P29">1.860.243.840 </text:p>
          </table:table-cell>
          <table:table-cell table:style-name="Tablo19.A2" office:value-type="string">
            <text:p text:style-name="P29">512.516.160 </text:p>
          </table:table-cell>
          <table:table-cell table:style-name="Tablo19.A2" office:value-type="string">
            <text:p text:style-name="P29">3.635.068.320 </text:p>
          </table:table-cell>
          <table:table-cell table:style-name="Tablo19.A2" office:value-type="string">
            <text:p text:style-name="P29">2.849.893.563 </text:p>
          </table:table-cell>
          <table:table-cell table:style-name="Tablo19.A2" office:value-type="string">
            <text:p text:style-name="P29">785.174.757 </text:p>
          </table:table-cell>
        </table:table-row>
        <table:table-row>
          <table:table-cell table:style-name="Tablo19.A2" office:value-type="string">
            <text:p text:style-name="P28">2002 </text:p>
          </table:table-cell>
          <table:table-cell table:style-name="Tablo19.A2" office:value-type="string">
            <text:p text:style-name="P28">59,0 </text:p>
          </table:table-cell>
          <table:table-cell table:style-name="Tablo19.A2" office:value-type="string">
            <text:p text:style-name="P29">3.635.068.320 </text:p>
          </table:table-cell>
          <table:table-cell table:style-name="Tablo19.A2" office:value-type="string">
            <text:p text:style-name="P29">3.163.963.466 </text:p>
          </table:table-cell>
          <table:table-cell table:style-name="Tablo19.A2" office:value-type="string">
            <text:p text:style-name="P29">471.104.854 </text:p>
          </table:table-cell>
          <table:table-cell table:style-name="Tablo19.A2" office:value-type="string">
            <text:p text:style-name="P29">5.779.758.629 </text:p>
          </table:table-cell>
          <table:table-cell table:style-name="Tablo19.A2" office:value-type="string">
            <text:p text:style-name="P29">5.030.701.911 </text:p>
          </table:table-cell>
          <table:table-cell table:style-name="Tablo19.A2" office:value-type="string">
            <text:p text:style-name="P29">749.056.718 </text:p>
          </table:table-cell>
        </table:table-row>
      </table:table>
      <text:p text:style-name="Text_20_body"><text:soft-page-break/> </text:p>
      <table:table table:name="Tablo20" table:style-name="Tablo20">
        <table:table-column table:style-name="Tablo20.A"/>
        <table:table-column table:style-name="Tablo20.B"/>
        <table:table-column table:style-name="Tablo20.C"/>
        <table:table-column table:style-name="Tablo20.D"/>
        <table:table-column table:style-name="Tablo20.E"/>
        <table:table-column table:style-name="Tablo20.F"/>
        <table:table-row>
          <table:table-cell table:style-name="Tablo20.A1" office:value-type="string">
            <text:p text:style-name="P18"/>
          </table:table-cell>
          <table:table-cell table:style-name="Tablo20.A1" office:value-type="string">
            <text:p text:style-name="P18"/>
          </table:table-cell>
          <table:table-cell table:style-name="Tablo20.A1" office:value-type="string">
            <text:p text:style-name="P38"> </text:p>
          </table:table-cell>
          <table:table-cell table:style-name="Tablo20.A1" office:value-type="string">
            <text:p text:style-name="P18"/>
          </table:table-cell>
          <table:table-cell table:style-name="Tablo20.A1" office:value-type="string">
            <text:p text:style-name="P18"/>
          </table:table-cell>
          <table:table-cell table:style-name="Tablo20.A1" office:value-type="string">
            <text:p text:style-name="P34"><text:span text:style-name="T15">YIL SONU BİLANÇOSUNDAKİ</text:span><text:span text:style-name="T12"> </text:span></text:p>
          </table:table-cell>
        </table:table-row>
      </table:table>
      <table:table table:name="Tablo21" table:style-name="Tablo21">
        <table:table-column table:style-name="Tablo21.A"/>
        <table:table-column table:style-name="Tablo21.B"/>
        <table:table-column table:style-name="Tablo21.C"/>
        <table:table-column table:style-name="Tablo21.D"/>
        <table:table-column table:style-name="Tablo21.E"/>
        <table:table-column table:style-name="Tablo21.F"/>
        <table:table-column table:style-name="Tablo21.G"/>
        <table:table-row>
          <table:table-cell table:style-name="Tablo21.A1" office:value-type="string">
            <text:p text:style-name="P34"><text:span text:style-name="T15">YILI</text:span><text:span text:style-name="T12"> </text:span></text:p>
          </table:table-cell>
          <table:table-cell table:style-name="Tablo21.A1" office:value-type="string">
            <text:p text:style-name="P34"><text:span text:style-name="T15">A. YÖNTEMİ</text:span><text:span text:style-name="T12"> </text:span></text:p>
          </table:table-cell>
          <table:table-cell table:style-name="Tablo21.A1" office:value-type="string">
            <text:p text:style-name="P34"><text:span text:style-name="T15">A. ORANI</text:span><text:span text:style-name="T12"> </text:span></text:p>
          </table:table-cell>
          <table:table-cell table:style-name="Tablo21.A1" office:value-type="string">
            <text:p text:style-name="P34"><text:span text:style-name="T15">CARİ YIL AMORTİSMANI</text:span><text:span text:style-name="T12"> </text:span></text:p>
          </table:table-cell>
          <table:table-cell table:style-name="Tablo21.A1" office:value-type="string">
            <text:p text:style-name="P34"><text:span text:style-name="T15">DEĞER ARTIŞ FONU</text:span><text:span text:style-name="T12"> </text:span></text:p>
          </table:table-cell>
          <table:table-cell table:style-name="Tablo21.A1" office:value-type="string">
            <text:p text:style-name="P34"><text:span text:style-name="T15">İKTİSADİ KIYMET</text:span><text:span text:style-name="T12"> </text:span></text:p>
          </table:table-cell>
          <table:table-cell table:style-name="Tablo21.A1" office:value-type="string">
            <text:p text:style-name="P34"><text:span text:style-name="T15">BİRİKMİŞ AMORTİSMAN</text:span><text:span text:style-name="T12"> </text:span></text:p>
          </table:table-cell>
        </table:table-row>
        <table:table-row>
          <table:table-cell table:style-name="Tablo21.A2" office:value-type="string">
            <text:p text:style-name="P23">1998 </text:p>
          </table:table-cell>
          <table:table-cell table:style-name="Tablo21.A1" office:value-type="string">
            <text:p text:style-name="P24">AZALAN </text:p>
          </table:table-cell>
          <table:table-cell table:style-name="Tablo21.A2" office:value-type="string">
            <text:p text:style-name="P23">40 </text:p>
          </table:table-cell>
          <table:table-cell table:style-name="Tablo21.A2" office:value-type="string">
            <text:p text:style-name="P25">400.000.000 </text:p>
          </table:table-cell>
          <table:table-cell table:style-name="Tablo21.A2" office:value-type="string">
            <text:p text:style-name="P25">0 </text:p>
          </table:table-cell>
          <table:table-cell table:style-name="Tablo21.A2" office:value-type="string">
            <text:p text:style-name="P25">1.000.000.000 </text:p>
          </table:table-cell>
          <table:table-cell table:style-name="Tablo21.A2" office:value-type="string">
            <text:p text:style-name="P25">400.000.000 </text:p>
          </table:table-cell>
        </table:table-row>
        <table:table-row>
          <table:table-cell table:style-name="Tablo21.A2" office:value-type="string">
            <text:p text:style-name="P23">1999 </text:p>
          </table:table-cell>
          <table:table-cell table:style-name="Tablo21.A1" office:value-type="string">
            <text:p text:style-name="P18"/>
          </table:table-cell>
          <table:table-cell table:style-name="Tablo21.A2" office:value-type="string">
            <text:p text:style-name="P23">40 </text:p>
          </table:table-cell>
          <table:table-cell table:style-name="Tablo21.A2" office:value-type="string">
            <text:p text:style-name="P25">365.040.000 </text:p>
          </table:table-cell>
          <table:table-cell table:style-name="Tablo21.A2" office:value-type="string">
            <text:p text:style-name="P25">312.600.000 </text:p>
          </table:table-cell>
          <table:table-cell table:style-name="Tablo21.A2" office:value-type="string">
            <text:p text:style-name="P25">1.521.000.000 </text:p>
          </table:table-cell>
          <table:table-cell table:style-name="Tablo21.A2" office:value-type="string">
            <text:p text:style-name="P25">973.440.000 </text:p>
          </table:table-cell>
        </table:table-row>
        <table:table-row>
          <table:table-cell table:style-name="Tablo21.A2" office:value-type="string">
            <text:p text:style-name="P23">2000 </text:p>
          </table:table-cell>
          <table:table-cell table:style-name="Tablo21.A1" office:value-type="string">
            <text:p text:style-name="P18"/>
          </table:table-cell>
          <table:table-cell table:style-name="Tablo21.A2" office:value-type="string">
            <text:p text:style-name="P23">40 </text:p>
          </table:table-cell>
          <table:table-cell table:style-name="Tablo21.A2" office:value-type="string">
            <text:p text:style-name="P25">341.677.440 </text:p>
          </table:table-cell>
          <table:table-cell table:style-name="Tablo21.A2" office:value-type="string">
            <text:p text:style-name="P25">306.633.600 </text:p>
          </table:table-cell>
          <table:table-cell table:style-name="Tablo21.A2" office:value-type="string">
            <text:p text:style-name="P25">2.372.760.000 </text:p>
          </table:table-cell>
          <table:table-cell table:style-name="Tablo21.A2" office:value-type="string">
            <text:p text:style-name="P25">1.860.243.840 </text:p>
          </table:table-cell>
        </table:table-row>
        <table:table-row>
          <table:table-cell table:style-name="Tablo21.A2" office:value-type="string">
            <text:p text:style-name="P23">2001 </text:p>
          </table:table-cell>
          <table:table-cell table:style-name="Tablo21.A1" office:value-type="string">
            <text:p text:style-name="P18"/>
          </table:table-cell>
          <table:table-cell table:style-name="Tablo21.A2" office:value-type="string">
            <text:p text:style-name="P23">40 </text:p>
          </table:table-cell>
          <table:table-cell table:style-name="Tablo21.A2" office:value-type="string">
            <text:p text:style-name="P25">314.069.903 </text:p>
          </table:table-cell>
          <table:table-cell table:style-name="Tablo21.A2" office:value-type="string">
            <text:p text:style-name="P25">272.658.597 </text:p>
          </table:table-cell>
          <table:table-cell table:style-name="Tablo21.A2" office:value-type="string">
            <text:p text:style-name="P25">3.635.068.320 </text:p>
          </table:table-cell>
          <table:table-cell table:style-name="Tablo21.A2" office:value-type="string">
            <text:p text:style-name="P25">3.163.963.466 </text:p>
          </table:table-cell>
        </table:table-row>
        <table:table-row>
          <table:table-cell table:style-name="Tablo21.A2" office:value-type="string">
            <text:p text:style-name="P23">2002 </text:p>
          </table:table-cell>
          <table:table-cell table:style-name="Tablo21.A1" office:value-type="string">
            <text:p text:style-name="P18"/>
          </table:table-cell>
          <table:table-cell table:style-name="Tablo21.A2" office:value-type="string">
            <text:p text:style-name="P23">40 </text:p>
          </table:table-cell>
          <table:table-cell table:style-name="Tablo21.A2" office:value-type="string">
            <text:p text:style-name="P25">749.056.718 </text:p>
          </table:table-cell>
          <table:table-cell table:style-name="Tablo21.A2" office:value-type="string">
            <text:p text:style-name="P25">277.951.864 </text:p>
          </table:table-cell>
          <table:table-cell table:style-name="Tablo21.A2" office:value-type="string">
            <text:p text:style-name="P25">5.779.758.629 </text:p>
          </table:table-cell>
          <table:table-cell table:style-name="Tablo21.A2" office:value-type="string">
            <text:p text:style-name="P25">5.779.758.629 </text:p>
          </table:table-cell>
        </table:table-row>
      </table:table>
      <table:table table:name="Tablo22" table:style-name="Tablo22">
        <table:table-column table:style-name="Tablo22.A"/>
        <table:table-column table:style-name="Tablo22.B"/>
        <table:table-column table:style-name="Tablo22.C"/>
        <table:table-column table:style-name="Tablo22.D"/>
        <table:table-column table:style-name="Tablo22.E"/>
        <table:table-row>
          <table:table-cell table:style-name="Tablo22.A1" office:value-type="string">
            <text:p text:style-name="P18"/>
          </table:table-cell>
          <table:table-cell table:style-name="Tablo22.A1" office:value-type="string">
            <text:p text:style-name="P24">TOPLAM </text:p>
          </table:table-cell>
          <table:table-cell table:style-name="Tablo22.A1" office:value-type="string">
            <text:p text:style-name="P25">2.169.844.061 </text:p>
          </table:table-cell>
          <table:table-cell table:style-name="Tablo22.A1" office:value-type="string">
            <text:p text:style-name="P25">1.169.844.061 </text:p>
          </table:table-cell>
          <table:table-cell table:style-name="Tablo22.A1" office:value-type="string">
            <text:p text:style-name="P18"/>
          </table:table-cell>
        </table:table-row>
      </table:table>
      <text:p text:style-name="P5"/>
      <text:p text:style-name="P5"><text:tab/><text:span text:style-name="T2">Amortisman Süresi</text:span></text:p>
      <text:p text:style-name="P5"/>
      <text:p text:style-name="P5"><text:tab/>Amortisman süresi sabit kıymetin işletmeye alındığı yıldan uygulamaya başlanır.</text:p>
      <text:p text:style-name="P5"/>
      <text:p text:style-name="P5"><text:tab/><text:span text:style-name="T2">Hurda Değeri</text:span></text:p>
      <text:p text:style-name="P5"><text:tab/>Sabit kıymet için,üzerinden amortisman ayrılmayacak son değerin girildiği alandır.</text:p>
      <text:p text:style-name="P5"/>
      <text:p text:style-name="P5"><text:tab/><text:span text:style-name="T2">Demirbaş Kartı</text:span></text:p>
      <text:p text:style-name="P8"/>
      <text:p text:style-name="P5"><text:tab/>Demirbaş Kartında,firmanın sahip olduğu demirbaşların amortisman bilgileri,muhasebe </text:p>
      <text:p text:style-name="P5">hesabı,demirbaşın alış bilgileri,amortisman süresi ve diğer daetaylar saklanır.</text:p>
      <text:p text:style-name="P5"/>
      <text:p text:style-name="P5"><text:tab/></text:p>
      <text:p text:style-name="P5"/>
      <text:p text:style-name="P5"><text:tab/></text:p>
      <text:p text:style-name="P8"><text:span text:style-name="T4"><text:tab/></text:span>RAPORLAR</text:p>
      <text:p text:style-name="P5"/>
      <text:p text:style-name="P5"><text:tab/><text:span text:style-name="T2">Demirbaş Listesi</text:span></text:p>
      <text:p text:style-name="P5"/>
      <text:p text:style-name="P5"><text:tab/></text:p>
      <text:p text:style-name="P5"/>
      <text:p text:style-name="P8"><text:span text:style-name="T4"><text:tab/></text:span>Amortisman Defteri</text:p>
      <text:p text:style-name="P5"/>
      <text:p text:style-name="P5"><text:tab/>Normal Amortisman</text:p>
      <text:p text:style-name="P7"><text:tab/></text:p>
      <table:table table:name="Tablo1" table:style-name="Tablo1">
        <table:table-column table:style-name="Tablo1.A"/>
        <table:table-column table:style-name="Tablo1.B"/>
        <table:table-column table:style-name="Tablo1.A"/>
        <table:table-column table:style-name="Tablo1.B"/>
        <table:table-column table:style-name="Tablo1.A"/>
        <table:table-column table:style-name="Tablo1.B"/>
        <table:table-row>
          <table:table-cell table:style-name="Tablo1.A1" office:value-type="string">
            <text:p text:style-name="P17">Yıllar</text:p>
          </table:table-cell>
          <table:table-cell table:style-name="Tablo1.A1" office:value-type="string">
            <text:p text:style-name="P17">Alış Fiyatı (- Hurda Değeri )</text:p>
          </table:table-cell>
          <table:table-cell table:style-name="Tablo1.A1" office:value-type="string">
            <text:p text:style-name="P17">Yıllık Amortisman Oranı</text:p>
          </table:table-cell>
          <table:table-cell table:style-name="Tablo1.A1" office:value-type="string">
            <text:p text:style-name="P17">Yıllık Amortisman Tutarı</text:p>
          </table:table-cell>
          <table:table-cell table:style-name="Tablo1.A1" office:value-type="string">
            <text:p text:style-name="P17">Birikmiş Amortisman</text:p>
          </table:table-cell>
          <table:table-cell table:style-name="Tablo1.F1" office:value-type="string">
            <text:p text:style-name="P17">Net Defter Değeri</text:p>
          </table:table-cell>
        </table:table-row>
        <table:table-row>
          <table:table-cell table:style-name="Tablo1.A2" office:value-type="float" office:value="2009">
            <text:p text:style-name="P17">2009</text:p>
          </table:table-cell>
          <table:table-cell table:style-name="Tablo1.A2" office:value-type="float" office:value="10000">
            <text:p text:style-name="P17">10000</text:p>
          </table:table-cell>
          <table:table-cell table:style-name="Tablo1.C2" office:value-type="string">
            <text:p text:style-name="P17">%20</text:p>
          </table:table-cell>
          <table:table-cell table:style-name="Tablo1.A2" office:value-type="float" office:value="2000">
            <text:p text:style-name="P17">2000</text:p>
          </table:table-cell>
          <table:table-cell table:style-name="Tablo1.A2" office:value-type="float" office:value="2000">
            <text:p text:style-name="P17">2000</text:p>
          </table:table-cell>
          <table:table-cell table:style-name="Tablo1.F2" office:value-type="float" office:value="8000">
            <text:p text:style-name="P17">8000</text:p>
          </table:table-cell>
        </table:table-row>
        <table:table-row>
          <table:table-cell table:style-name="Tablo1.A2" office:value-type="float" office:value="2010">
            <text:p text:style-name="P17">2010</text:p>
          </table:table-cell>
          <table:table-cell table:style-name="Tablo1.A2" office:value-type="float" office:value="10000">
            <text:p text:style-name="P17">10000</text:p>
          </table:table-cell>
          <table:table-cell table:style-name="Tablo1.C2" office:value-type="string">
            <text:p text:style-name="P17">%20</text:p>
          </table:table-cell>
          <table:table-cell table:style-name="Tablo1.A2" office:value-type="float" office:value="2000">
            <text:p text:style-name="P17">2000</text:p>
          </table:table-cell>
          <table:table-cell table:style-name="Tablo1.A2" office:value-type="float" office:value="4000">
            <text:p text:style-name="P17">4000</text:p>
          </table:table-cell>
          <table:table-cell table:style-name="Tablo1.F2" office:value-type="float" office:value="6000">
            <text:p text:style-name="P17">6000</text:p>
          </table:table-cell>
        </table:table-row>
        <text:soft-page-break/>
        <table:table-row>
          <table:table-cell table:style-name="Tablo1.A2" office:value-type="float" office:value="2011">
            <text:p text:style-name="P17">2011</text:p>
          </table:table-cell>
          <table:table-cell table:style-name="Tablo1.A2" office:value-type="float" office:value="10000">
            <text:p text:style-name="P17">10000</text:p>
          </table:table-cell>
          <table:table-cell table:style-name="Tablo1.C2" office:value-type="string">
            <text:p text:style-name="P17">%20</text:p>
          </table:table-cell>
          <table:table-cell table:style-name="Tablo1.A2" office:value-type="float" office:value="2000">
            <text:p text:style-name="P17">2000</text:p>
          </table:table-cell>
          <table:table-cell table:style-name="Tablo1.A2" office:value-type="float" office:value="6000">
            <text:p text:style-name="P17">6000</text:p>
          </table:table-cell>
          <table:table-cell table:style-name="Tablo1.F2" office:value-type="float" office:value="4000">
            <text:p text:style-name="P17">4000</text:p>
          </table:table-cell>
        </table:table-row>
        <table:table-row>
          <table:table-cell table:style-name="Tablo1.A2" office:value-type="float" office:value="2012">
            <text:p text:style-name="P17">2012</text:p>
          </table:table-cell>
          <table:table-cell table:style-name="Tablo1.A2" office:value-type="float" office:value="10000">
            <text:p text:style-name="P17">10000</text:p>
          </table:table-cell>
          <table:table-cell table:style-name="Tablo1.C2" office:value-type="string">
            <text:p text:style-name="P17">%20</text:p>
          </table:table-cell>
          <table:table-cell table:style-name="Tablo1.A2" office:value-type="float" office:value="2000">
            <text:p text:style-name="P17">2000</text:p>
          </table:table-cell>
          <table:table-cell table:style-name="Tablo1.A2" office:value-type="float" office:value="8000">
            <text:p text:style-name="P17">8000</text:p>
          </table:table-cell>
          <table:table-cell table:style-name="Tablo1.F2" office:value-type="float" office:value="2000">
            <text:p text:style-name="P17">2000</text:p>
          </table:table-cell>
        </table:table-row>
        <table:table-row>
          <table:table-cell table:style-name="Tablo1.A2" office:value-type="float" office:value="2013">
            <text:p text:style-name="P17">2013</text:p>
          </table:table-cell>
          <table:table-cell table:style-name="Tablo1.A2" office:value-type="float" office:value="10000">
            <text:p text:style-name="P17">10000</text:p>
          </table:table-cell>
          <table:table-cell table:style-name="Tablo1.C2" office:value-type="string">
            <text:p text:style-name="P17">%20</text:p>
          </table:table-cell>
          <table:table-cell table:style-name="Tablo1.A2" office:value-type="float" office:value="2000">
            <text:p text:style-name="P17">2000</text:p>
          </table:table-cell>
          <table:table-cell table:style-name="Tablo1.A2" office:value-type="float" office:value="10000">
            <text:p text:style-name="P17">10000</text:p>
          </table:table-cell>
          <table:table-cell table:style-name="Tablo1.F2" office:value-type="float" office:value="0">
            <text:p text:style-name="P17">0</text:p>
          </table:table-cell>
        </table:table-row>
      </table:table>
      <text:p text:style-name="P5"/>
      <text:p text:style-name="P5"/>
      <text:p text:style-name="P5"><text:tab/>Azalan Bakiyelere Göre Amortisman</text:p>
      <text:p text:style-name="P5"/>
      <text:p text:style-name="P5"/>
      <text:p text:style-name="P5"/>
      <table:table table:name="Tablo2" table:style-name="Tablo2">
        <table:table-column table:style-name="Tablo2.A"/>
        <table:table-column table:style-name="Tablo2.B"/>
        <table:table-column table:style-name="Tablo2.A"/>
        <table:table-column table:style-name="Tablo2.B"/>
        <table:table-column table:style-name="Tablo2.A"/>
        <table:table-column table:style-name="Tablo2.B"/>
        <table:table-row>
          <table:table-cell table:style-name="Tablo2.A1" office:value-type="string">
            <text:p text:style-name="P17">Yıllar</text:p>
          </table:table-cell>
          <table:table-cell table:style-name="Tablo2.A1" office:value-type="string">
            <text:p text:style-name="P17">Alış Fiyatı (- Hurda Değeri )</text:p>
          </table:table-cell>
          <table:table-cell table:style-name="Tablo2.A1" office:value-type="string">
            <text:p text:style-name="P17">Yıllık Amortisman Oranı</text:p>
          </table:table-cell>
          <table:table-cell table:style-name="Tablo2.A1" office:value-type="string">
            <text:p text:style-name="P17">Yıllık Amortisman Tutarı</text:p>
          </table:table-cell>
          <table:table-cell table:style-name="Tablo2.A1" office:value-type="string">
            <text:p text:style-name="P17">Birikmiş Amortisman</text:p>
          </table:table-cell>
          <table:table-cell table:style-name="Tablo2.F1" office:value-type="string">
            <text:p text:style-name="P17">Net Defter Değeri</text:p>
          </table:table-cell>
        </table:table-row>
        <table:table-row>
          <table:table-cell table:style-name="Tablo2.A2" office:value-type="float" office:value="2009">
            <text:p text:style-name="P17">2009</text:p>
          </table:table-cell>
          <table:table-cell table:style-name="Tablo2.A2" office:value-type="float" office:value="10000">
            <text:p text:style-name="P17">10000</text:p>
          </table:table-cell>
          <table:table-cell table:style-name="Tablo2.C2" office:value-type="string">
            <text:p text:style-name="P17">%20 * 2</text:p>
          </table:table-cell>
          <table:table-cell table:style-name="Tablo2.A2" office:value-type="float" office:value="4000">
            <text:p text:style-name="P17">4000</text:p>
          </table:table-cell>
          <table:table-cell table:style-name="Tablo2.A2" office:value-type="float" office:value="4000">
            <text:p text:style-name="P17">4000</text:p>
          </table:table-cell>
          <table:table-cell table:style-name="Tablo2.F2" office:value-type="float" office:value="6000">
            <text:p text:style-name="P17">6000</text:p>
          </table:table-cell>
        </table:table-row>
        <table:table-row>
          <table:table-cell table:style-name="Tablo2.A2" office:value-type="float" office:value="2010">
            <text:p text:style-name="P17">2010</text:p>
          </table:table-cell>
          <table:table-cell table:style-name="Tablo2.A2" office:value-type="float" office:value="6000">
            <text:p text:style-name="P17">6000</text:p>
          </table:table-cell>
          <table:table-cell table:style-name="Tablo2.C2" office:value-type="string">
            <text:p text:style-name="P17">%20 * 2</text:p>
          </table:table-cell>
          <table:table-cell table:style-name="Tablo2.A2" office:value-type="float" office:value="2400">
            <text:p text:style-name="P17">2400</text:p>
          </table:table-cell>
          <table:table-cell table:style-name="Tablo2.A2" office:value-type="float" office:value="6400">
            <text:p text:style-name="P17">6400</text:p>
          </table:table-cell>
          <table:table-cell table:style-name="Tablo2.F2" office:value-type="float" office:value="3600">
            <text:p text:style-name="P17">3600</text:p>
          </table:table-cell>
        </table:table-row>
        <table:table-row>
          <table:table-cell table:style-name="Tablo2.A2" office:value-type="float" office:value="2011">
            <text:p text:style-name="P17">2011</text:p>
          </table:table-cell>
          <table:table-cell table:style-name="Tablo2.A2" office:value-type="float" office:value="3600">
            <text:p text:style-name="P17">3600</text:p>
          </table:table-cell>
          <table:table-cell table:style-name="Tablo2.C2" office:value-type="string">
            <text:p text:style-name="P17">%20 * 2</text:p>
          </table:table-cell>
          <table:table-cell table:style-name="Tablo2.A2" office:value-type="float" office:value="1440">
            <text:p text:style-name="P17">1440</text:p>
          </table:table-cell>
          <table:table-cell table:style-name="Tablo2.A2" office:value-type="float" office:value="7840">
            <text:p text:style-name="P17">7840</text:p>
          </table:table-cell>
          <table:table-cell table:style-name="Tablo2.F2" office:value-type="float" office:value="2160">
            <text:p text:style-name="P17">2160</text:p>
          </table:table-cell>
        </table:table-row>
        <table:table-row>
          <table:table-cell table:style-name="Tablo2.A2" office:value-type="float" office:value="2012">
            <text:p text:style-name="P17">2012</text:p>
          </table:table-cell>
          <table:table-cell table:style-name="Tablo2.A2" office:value-type="float" office:value="2160">
            <text:p text:style-name="P17">2160</text:p>
          </table:table-cell>
          <table:table-cell table:style-name="Tablo2.C2" office:value-type="string">
            <text:p text:style-name="P17">%20 * 2</text:p>
          </table:table-cell>
          <table:table-cell table:style-name="Tablo2.A2" office:value-type="float" office:value="864">
            <text:p text:style-name="P17">864</text:p>
          </table:table-cell>
          <table:table-cell table:style-name="Tablo2.A2" office:value-type="float" office:value="8704">
            <text:p text:style-name="P17">8704</text:p>
          </table:table-cell>
          <table:table-cell table:style-name="Tablo2.F2" office:value-type="float" office:value="1296">
            <text:p text:style-name="P17">1296</text:p>
          </table:table-cell>
        </table:table-row>
        <table:table-row>
          <table:table-cell table:style-name="Tablo2.A2" office:value-type="float" office:value="2013">
            <text:p text:style-name="P17">2013</text:p>
          </table:table-cell>
          <table:table-cell table:style-name="Tablo2.A2" office:value-type="float" office:value="1296">
            <text:p text:style-name="P17">1296</text:p>
          </table:table-cell>
          <table:table-cell table:style-name="Tablo2.C2" office:value-type="string">
            <text:p text:style-name="P17">%20 * 2</text:p>
          </table:table-cell>
          <table:table-cell table:style-name="Tablo2.A2" office:value-type="float" office:value="1296">
            <text:p text:style-name="P17">1296</text:p>
          </table:table-cell>
          <table:table-cell table:style-name="Tablo2.A2" office:value-type="float" office:value="10000">
            <text:p text:style-name="P17">10000</text:p>
          </table:table-cell>
          <table:table-cell table:style-name="Tablo2.F2" office:value-type="float" office:value="0">
            <text:p text:style-name="P17">0</text:p>
          </table:table-cell>
        </table:table-row>
      </table:table>
      <text:p text:style-name="P5"/>
      <text:p text:style-name="P5"><text:tab/></text:p>
      <text:p text:style-name="P5"/>
      <text:p text:style-name="P5"><text:tab/>Amortisman tablosunda gösterilecek bilgiler </text:p>
      <text:p text:style-name="P5"/>
      <text:list xml:id="list1898306868" text:style-name="L2">
        <text:list-item>
          <text:p text:style-name="P41">Demirbaş Kodu</text:p>
        </text:list-item>
        <text:list-item>
          <text:p text:style-name="P41">Demirbaş Adı</text:p>
        </text:list-item>
        <text:list-item>
          <text:p text:style-name="P41">Alış tarihi</text:p>
        </text:list-item>
        <text:list-item>
          <text:p text:style-name="P41">Amortisman Oranı</text:p>
        </text:list-item>
        <text:list-item>
          <text:p text:style-name="P41">Yeniden Değerleme Oranı</text:p>
        </text:list-item>
        <text:list-item>
          <text:p text:style-name="P41">Amortisman Ayırma Yöntemi</text:p>
        </text:list-item>
        <text:list-item>
          <text:p text:style-name="P41">Alış tutarı</text:p>
        </text:list-item>
        <text:list-item>
          <text:p text:style-name="P41">Dönemsel Amortismanlar veya yıllık amortisman </text:p>
        </text:list-item>
        <text:list-item>
          <text:p text:style-name="P41">Çıkan demirbaşların çıkış tarihi ve değeri</text:p>
        </text:list-item>
        <text:list-item>
          <text:p text:style-name="P41">Net Defter Değeri (Sabit Kıymet değerinden birikmiş amortisman tutarının çıkarılması)</text:p>
        </text:list-item>
      </text:list>
      <text:p text:style-name="P5"/>
      <text:p text:style-name="P5"/>
      <text:list xml:id="list1442555912" text:continue-numbering="true" text:style-name="L2">
        <text:list-item>
          <text:p text:style-name="P41">Değer Artış Fonu (değerleme sonrası net defter değerinden ,değerleme öncesi net defter değerinin çıkarılması ile bulunan tutar)</text:p>
          <text:p text:style-name="P41"/>
          <text:p text:style-name="P41"/>
        </text:list-item>
      </text:list>
      <text:p text:style-name="P5"><text:tab/></text:p>
      <text:p text:style-name="P5"><text:tab/>Amortisman tabloları dönemler itibarı ile hazırlanır.</text:p>
      <text:p text:style-name="P5"><text:tab/></text:p>
      <text:p text:style-name="P5"><text:tab/>Demirbaş modülünde Amortsiman Cetveli (Amortisman oranlarını gösterir) ve yeniden değerleme oranları gösterilmelidir.</text:p>
      <text:p text:style-name="P5"/>
      <text:p text:style-name="P5"/>
      <text:p text:style-name="P5"/>
      <text:p text:style-name="P5"/>
      <text:p text:style-name="P5"/>
      <text:p text:style-name="P5"><text:soft-page-break/><text:tab/></text:p>
      <text:p text:style-name="P3"><text:span text:style-name="T4"><text:tab/></text:span><text:span text:style-name="T2">Amortisman Hesaplama</text:span></text:p>
      <text:p text:style-name="P5"/>
      <text:p text:style-name="P5"><text:tab/>Normal Amortisman <text:s/></text:p>
      <text:p text:style-name="P5"/>
      <text:p text:style-name="P3"><text:span text:style-name="T4"><text:tab/>Yıllık Amortisman <text:s/>= </text:span><text:span text:style-name="T3">Mal Alış Fiyatı – Hurda Değeri</text:span></text:p>
      <text:p text:style-name="P5"><text:s text:c="61"/>Malın Ömrü</text:p>
      <text:p text:style-name="P5"/>
      <text:p text:style-name="P5"><text:tab/>Dönemsel Amortisman <text:s/>= <text:s/><text:span text:style-name="T1">Yıllık Amortisman </text:span><text:s text:c="3"/>x Dönem</text:p>
      <text:p text:style-name="P5"><text:tab/><text:tab/><text:tab/><text:tab/><text:tab/> <text:s text:c="7"/>4</text:p>
      <text:p text:style-name="P5"/>
      <text:p text:style-name="P5"><text:tab/>Amortisman hesaplama işlemi dönemsel ve yıllık olarak yapılabilmelidir.</text:p>
      <text:p text:style-name="P5"/>
      <text:p text:style-name="P5"><text:tab/>Yıllık amortisman Ocak – Aralık <text:s/>dönemi için bir kez ayrılır.</text:p>
      <text:p text:style-name="P5"><text:tab/>Dönemsel amortisman ise Ocak-Mart,Ocak-Haziran,Ocak-Eylül ve Ocak-Aralık <text:tab/>Dönemlerinde olmak üzere yılda dört kez ayrılır.</text:p>
      <text:p text:style-name="P5"/>
      <text:p text:style-name="P5"/>
      <text:p text:style-name="P5"/>
      <text:p text:style-name="P5"><text:tab/>Amortisman Dönemleri</text:p>
      <text:p text:style-name="P5"/>
      <text:p text:style-name="P5"><text:tab/>Ocak - Mart <text:s text:c="6"/></text:p>
      <text:p text:style-name="P5"><text:tab/>Ocak – Haziran </text:p>
      <text:p text:style-name="P5"><text:tab/>Ocak – Eylül <text:s text:c="4"/></text:p>
      <text:p text:style-name="P5"><text:tab/>Ocak – Aralık <text:s text:c="2"/></text:p>
      <text:p text:style-name="P5"><text:tab/></text:p>
      <text:p text:style-name="P5"><text:tab/>Amortisman ayırma işlemi ya dönemsel olarak ya da yıl sonunda toplu olarak ayrılır.</text:p>
      <text:p text:style-name="P5">Dönemsel olarak amortisman ayrılacaksa,yıllık amortisman tutarı dörde bölünür ve her dönemde dörte biri ayrılır.</text:p>
      <text:p text:style-name="P5"><text:tab/>Amortisman listesinde ise dönem amortismanı,yıllık amortismanın dörtte birinin dönem ile çarpılması sonucu bulunur.</text:p>
      <text:p text:style-name="P5"/>
      <text:p text:style-name="P5"><text:tab/>Demirbaşlar alındıkları yıl,yeniden değerlemeye tabi tutulmazlar.Yeniden değerlemeye tabi olan demirbaşların amortismanı yeni değerleri üzerinden ayrılır.</text:p>
      <text:p text:style-name="P3"><text:span text:style-name="T4"><text:tab/></text:span><text:span text:style-name="T2">Toplu Amortisman Hesaplama</text:span></text:p>
      <text:p text:style-name="P8"/>
      <text:p text:style-name="P5"><text:tab/>Aynı <text:s/>grupta bulunan demirbaşların amortismanı toplu olarak hesaplanabilir.<text:tab/></text:p>
      <text:p text:style-name="P5"><text:tab/></text:p>
      <text:p text:style-name="P5"><text:tab/><text:span text:style-name="T2">Demirbaşın Satılması</text:span></text:p>
      <text:p text:style-name="P5"/>
      <text:p text:style-name="P5"><text:tab/>Demirbaş satıldıktan sonra , amortisman ayrılması yapılmaz.</text:p>
      <text:p text:style-name="P5"/>
      <text:p text:style-name="P5"/>
      <text:p text:style-name="P5"><text:tab/><text:span text:style-name="T2">Demirbaş Modülü Fişleri</text:span></text:p>
      <text:p text:style-name="P5"/>
      <text:p text:style-name="P5"><text:tab/><text:span text:style-name="T1">Yeniden Değerleme Fişi</text:span></text:p>
      <text:p text:style-name="P5"/>
      <text:p text:style-name="P5"><text:tab/>Demirbaşın değerinin,yeniden değerleme oranıyla çarpılması sonucu demirbaşın yeni değeri bulunur.Aynı şekilde birikmiş amortismanlarin yeniden değerleme oranı ile çarpılması sonucu birikmiş amortismanların yeni değeri bulunur.Yeniden değerleme oranı maliye bakanlığı tarafından belirlenir.Yeniden değerleme fişi demirbaşın alış yılında kesilemez ve her demirbaş için yılda bir kez yeniden değerleme fişi kesilir.Demirbaşın yeniden değerlemeye tabi olup olmayacağı demirbaş <text:soft-page-break/>kartında belirlenir.</text:p>
      <text:p text:style-name="P5">Yeniden Değerlemeye tabi olan demirbaşlarda , amortisman ayrılması yeni değer üzerinden yapılır.</text:p>
      <text:p text:style-name="P5"/>
      <text:p text:style-name="P5"/>
      <text:p text:style-name="P5"><text:tab/><text:span text:style-name="T1">Toplu Yeniden Değerleme</text:span></text:p>
      <text:p text:style-name="P5"/>
      <text:p text:style-name="P5"><text:tab/></text:p>
      <text:p text:style-name="P5"><text:tab/>Aynı grupta bulunan demirbaşların ,toplu olarak yeni değerlerinin bulunması işlemidir.Toplu yeniden değerleme işlemi sonucu ,program tarafından yeniden değerleme fişi oluşturulur.Oluşturulan fiş,kullanıcı tarafından değiştirilebilmektedir.</text:p>
      <text:p text:style-name="P5"/>
      <text:p text:style-name="P5"><text:tab/><text:span text:style-name="T2">Amortisman Fişi</text:span></text:p>
      <text:p text:style-name="P5"><text:tab/></text:p>
      <text:p text:style-name="P5"><text:tab/>Yılllık veya dönemsel olarak kesilebilir.Demirbaşın yeni değeri üzerinden amortisman ayırma fişi kesilir.Amortisman fişinde,amortisman ayırma yöntemine göre amortisman ayrılır.</text:p>
      <text:p text:style-name="P5">Amortisman fişi kesildikten sonra ,demirbaşın birikmiş amortismanları arttırılır.</text:p>
      <text:p text:style-name="P5"/>
      <text:p text:style-name="P5"><text:tab/>Amortisman fişinde ayrılacak amortisman yüzdesi fişte kullanıcıdan alınır.Aynı yıl içinde en fazla %100 oranında amortisman ayrılabilir.</text:p>
      <text:p text:style-name="P5"><text:tab/>Yıllık amortismanın tamamı düşülünce , toplam amortismandan demirbaşin amortisman oranı düşülür.Toplam amortisman %100 olduğunda demirbaşın amortismanının tamamı ayrılmıştır.</text:p>
      <text:p text:style-name="P5"/>
      <text:p text:style-name="P5"><text:tab/></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svg:font-family="Courier"/>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02T09:12:29</meta:creation-date>
    <meta:generator>OpenOffice.org/3.1$Unix OpenOffice.org_project/310m19$Build-9420</meta:generator>
    <dc:date>2010-04-19T09:54:15</dc:date>
    <meta:editing-duration>PT17H39M40S</meta:editing-duration>
    <meta:editing-cycles>36</meta:editing-cycles>
    <meta:document-statistic meta:table-count="21" meta:image-count="0" meta:object-count="0" meta:page-count="8" meta:paragraph-count="524" meta:word-count="1417" meta:character-count="12021"/>
  </office:meta>
</office:document-meta>
</file>